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bin" svg:font-family="Cabin" style:font-family-generic="system" style:font-pitch="variable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bin" fo:language="fr" fo:country="FR"/>
    </style:style>
    <style:style style:name="P2" style:parent-style-name="Standard" style:family="paragraph">
      <style:text-properties style:font-name="Cabin" fo:language="fr" fo:country="FR"/>
    </style:style>
    <style:style style:name="P3" style:parent-style-name="Standard" style:family="paragraph">
      <style:text-properties style:font-name="Cabin" fo:language="fr" fo:country="FR"/>
    </style:style>
    <style:style style:name="P4" style:parent-style-name="Standard" style:family="paragraph">
      <style:text-properties style:font-name="Cabin" fo:language="fr" fo:country="FR"/>
    </style:style>
    <style:style style:name="P5" style:parent-style-name="Standard" style:family="paragraph">
      <style:paragraph-properties fo:border="0.0034in solid #000000" fo:padding="0.0972in" style:shadow="none" fo:background-color="#9999FF"/>
    </style:style>
    <style:style style:name="T6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7" style:parent-style-name="Policepardéfaut" style:family="text">
      <style:text-properties style:font-name="Cabin" fo:language="fr" fo:country="FR"/>
    </style:style>
    <style:style style:name="P8" style:parent-style-name="Standard" style:family="paragraph">
      <style:paragraph-properties fo:border="0.0034in solid #000000" fo:padding="0.0972in" style:shadow="none" fo:background-color="#9999FF"/>
    </style:style>
    <style:style style:name="T9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10" style:parent-style-name="Policepardéfaut" style:family="text">
      <style:text-properties style:font-name="Cabin" fo:language="fr" fo:country="FR"/>
    </style:style>
    <style:style style:name="P11" style:parent-style-name="Standard" style:family="paragraph">
      <style:text-properties style:font-name="Cabin" fo:language="fr" fo:country="FR"/>
    </style:style>
    <style:style style:name="P12" style:parent-style-name="Standard" style:family="paragraph">
      <style:text-properties style:font-name="Cabin" fo:language="fr" fo:country="FR"/>
    </style:style>
    <style:style style:name="P13" style:parent-style-name="Standard" style:family="paragraph">
      <style:text-properties style:font-name="Cabin" fo:language="fr" fo:country="FR"/>
    </style:style>
    <style:style style:name="P14" style:parent-style-name="Standard" style:family="paragraph">
      <style:paragraph-properties fo:border="0.0034in solid #000000" fo:padding="0.0972in" style:shadow="none" fo:background-color="#B2B2B2"/>
      <style:text-properties style:font-name="Cabin" fo:font-weight="bold" style:font-weight-asian="bold" style:font-weight-complex="bold" fo:language="fr" fo:country="FR"/>
    </style:style>
    <style:style style:name="P15" style:parent-style-name="Standard" style:family="paragraph">
      <style:text-properties style:font-name="Cabin" fo:language="fr" fo:country="FR"/>
    </style:style>
    <style:style style:name="P16" style:parent-style-name="Standard" style:family="paragraph">
      <style:text-properties style:font-name="Cabin" fo:language="fr" fo:country="FR"/>
    </style:style>
    <style:style style:name="P17" style:parent-style-name="Standard" style:family="paragraph">
      <style:text-properties style:font-name="Cabin" fo:language="fr" fo:country="FR"/>
    </style:style>
    <style:style style:name="P18" style:parent-style-name="Standard" style:family="paragraph">
      <style:text-properties style:font-name="Cabin" fo:language="fr" fo:country="FR"/>
    </style:style>
    <style:style style:name="T19" style:parent-style-name="Policepardéfaut" style:family="text">
      <style:text-properties style:font-name="Cabin" fo:language="fr" fo:country="FR"/>
    </style:style>
    <style:style style:name="T20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21" style:parent-style-name="Policepardéfaut" style:family="text">
      <style:text-properties style:font-name="Cabin" fo:language="fr" fo:country="FR"/>
    </style:style>
    <style:style style:name="T22" style:parent-style-name="Policepardéfaut" style:family="text">
      <style:text-properties style:font-name="Cabin" fo:language="fr" fo:country="FR"/>
    </style:style>
    <style:style style:name="P23" style:parent-style-name="Standard" style:family="paragraph">
      <style:paragraph-properties fo:text-align="justify"/>
      <style:text-properties style:font-name="Cabin"/>
    </style:style>
    <style:style style:name="P24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2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1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fr" style:country-asian="FR" style:language-complex="ar" style:country-complex="SA"/>
    </style:style>
    <style:style style:name="T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9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7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49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3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5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65" style:parent-style-name="Standard" style:family="paragraph">
      <style:paragraph-properties fo:text-align="justify"/>
      <style:text-properties style:font-name="Cabin"/>
    </style:style>
    <style:style style:name="P66" style:parent-style-name="Standard" style:family="paragraph">
      <style:paragraph-properties fo:text-align="justify"/>
    </style:style>
    <style:style style:name="T67" style:parent-style-name="Policepardéfaut" style:family="text">
      <style:text-properties style:font-name="Cabin" fo:language="fr" fo:country="FR"/>
    </style:style>
    <style:style style:name="T68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69" style:parent-style-name="Policepardéfaut" style:family="text">
      <style:text-properties style:font-name="Cabin" fo:language="fr" fo:country="FR"/>
    </style:style>
    <style:style style:name="P7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2" style:parent-style-name="Standard" style:family="paragraph">
      <style:paragraph-properties fo:text-align="justify"/>
      <style:text-properties style:font-name="Cabin" fo:language="fr" fo:country="FR"/>
    </style:style>
    <style:style style:name="P73" style:parent-style-name="Standard" style:family="paragraph">
      <style:paragraph-properties fo:text-align="justify"/>
    </style:style>
    <style:style style:name="T74" style:parent-style-name="Policepardéfaut" style:family="text">
      <style:text-properties style:font-name="Cabin" fo:language="fr" fo:country="FR"/>
    </style:style>
    <style:style style:name="T75" style:parent-style-name="Policepardéfaut" style:family="text">
      <style:text-properties style:font-name="Cabin" fo:language="fr" fo:country="FR"/>
    </style:style>
    <style:style style:name="T76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77" style:parent-style-name="Policepardéfaut" style:family="text">
      <style:text-properties style:font-name="Cabin" fo:language="fr" fo:country="FR"/>
    </style:style>
    <style:style style:name="P78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80" style:parent-style-name="Standard" style:family="paragraph">
      <style:paragraph-properties fo:text-align="justify"/>
      <style:text-properties style:font-name="Cabin" fo:language="fr" fo:country="FR"/>
    </style:style>
    <style:style style:name="P81" style:parent-style-name="Standard" style:family="paragraph">
      <style:paragraph-properties fo:text-align="justify"/>
    </style:style>
    <style:style style:name="T82" style:parent-style-name="Policepardéfaut" style:family="text">
      <style:text-properties style:font-name="Cabin" fo:language="fr" fo:country="FR"/>
    </style:style>
    <style:style style:name="T83" style:parent-style-name="Policepardéfaut" style:family="text">
      <style:text-properties style:font-name="Courier" fo:language="fr" fo:country="FR"/>
    </style:style>
    <style:style style:name="T84" style:parent-style-name="Policepardéfaut" style:family="text">
      <style:text-properties style:font-name="Cabin" fo:language="fr" fo:country="FR"/>
    </style:style>
    <style:style style:name="T85" style:parent-style-name="Policepardéfaut" style:family="text">
      <style:text-properties style:font-name="Cabin" fo:language="fr" fo:country="FR"/>
    </style:style>
    <style:style style:name="P86" style:parent-style-name="Standard" style:family="paragraph">
      <style:paragraph-properties fo:text-align="justify"/>
      <style:text-properties style:font-name="Cabin" fo:language="fr" fo:country="FR"/>
    </style:style>
    <style:style style:name="P87" style:parent-style-name="Standard" style:family="paragraph">
      <style:paragraph-properties fo:text-align="justify"/>
    </style:style>
    <style:style style:name="T88" style:parent-style-name="Policepardéfaut" style:family="text">
      <style:text-properties style:font-name="Cabin"/>
    </style:style>
    <style:style style:name="T89" style:parent-style-name="Policepardéfaut" style:family="text">
      <style:text-properties style:font-name="Courier"/>
    </style:style>
    <style:style style:name="P90" style:parent-style-name="PréformatéHTML" style:family="paragraph">
      <style:paragraph-properties fo:background-color="#1E1F22"/>
    </style:style>
    <style:style style:name="T91" style:parent-style-name="Policepardéfaut" style:family="text">
      <style:text-properties fo:color="#CF8E6D" fo:language="en" fo:country="US"/>
    </style:style>
    <style:style style:name="T92" style:parent-style-name="Policepardéfaut" style:family="text">
      <style:text-properties fo:color="#56A8F5" fo:language="en" fo:country="US"/>
    </style:style>
    <style:style style:name="T93" style:parent-style-name="Policepardéfaut" style:family="text">
      <style:text-properties fo:color="#BCBEC4" fo:language="en" fo:country="US"/>
    </style:style>
    <style:style style:name="T94" style:parent-style-name="Policepardéfaut" style:family="text">
      <style:text-properties fo:color="#BCBEC4" fo:language="en" fo:country="US"/>
    </style:style>
    <style:style style:name="T95" style:parent-style-name="Policepardéfaut" style:family="text">
      <style:text-properties fo:color="#BCBEC4" fo:language="en" fo:country="US"/>
    </style:style>
    <style:style style:name="T96" style:parent-style-name="Policepardéfaut" style:family="text">
      <style:text-properties fo:color="#7A7E85" fo:language="en" fo:country="US"/>
    </style:style>
    <style:style style:name="T97" style:parent-style-name="Policepardéfaut" style:family="text">
      <style:text-properties fo:color="#7A7E85" fo:language="en" fo:country="US"/>
    </style:style>
    <style:style style:name="T98" style:parent-style-name="Policepardéfaut" style:family="text">
      <style:text-properties fo:color="#7A7E85" fo:language="en" fo:country="US"/>
    </style:style>
    <style:style style:name="T99" style:parent-style-name="Policepardéfaut" style:family="text">
      <style:text-properties fo:color="#BCBEC4" fo:language="en" fo:country="US"/>
    </style:style>
    <style:style style:name="T100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101" style:parent-style-name="Policepardéfaut" style:family="text">
      <style:text-properties fo:color="#BCBEC4" fo:language="en" fo:country="US"/>
    </style:style>
    <style:style style:name="T102" style:parent-style-name="Policepardéfaut" style:family="text">
      <style:text-properties fo:color="#6AAB73" fo:language="en" fo:country="US"/>
    </style:style>
    <style:style style:name="T103" style:parent-style-name="Policepardéfaut" style:family="text">
      <style:text-properties fo:color="#6AAB73" fo:language="en" fo:country="US"/>
    </style:style>
    <style:style style:name="T104" style:parent-style-name="Policepardéfaut" style:family="text">
      <style:text-properties fo:color="#BCBEC4" fo:language="en" fo:country="US"/>
    </style:style>
    <style:style style:name="T105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106" style:parent-style-name="Policepardéfaut" style:family="text">
      <style:text-properties fo:color="#BCBEC4" fo:language="en" fo:country="US"/>
    </style:style>
    <style:style style:name="T107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108" style:parent-style-name="Policepardéfaut" style:family="text">
      <style:text-properties fo:color="#BCBEC4" fo:language="en" fo:country="US"/>
    </style:style>
    <style:style style:name="T109" style:parent-style-name="Policepardéfaut" style:family="text">
      <style:text-properties fo:color="#CF8E6D" fo:language="en" fo:country="US"/>
    </style:style>
    <style:style style:name="T110" style:parent-style-name="Policepardéfaut" style:family="text">
      <style:text-properties fo:color="#BCBEC4" fo:language="en" fo:country="US"/>
    </style:style>
    <style:style style:name="T111" style:parent-style-name="Policepardéfaut" style:family="text">
      <style:text-properties fo:color="#6AAB73" fo:language="en" fo:country="US"/>
    </style:style>
    <style:style style:name="T112" style:parent-style-name="Policepardéfaut" style:family="text">
      <style:text-properties fo:color="#BCBEC4" fo:language="en" fo:country="US"/>
    </style:style>
    <style:style style:name="T113" style:parent-style-name="Policepardéfaut" style:family="text">
      <style:text-properties fo:color="#6AAB73" fo:language="en" fo:country="US"/>
    </style:style>
    <style:style style:name="T114" style:parent-style-name="Policepardéfaut" style:family="text">
      <style:text-properties fo:color="#BCBEC4" fo:language="en" fo:country="US"/>
    </style:style>
    <style:style style:name="T115" style:parent-style-name="Policepardéfaut" style:family="text">
      <style:text-properties fo:color="#6AAB73" fo:language="en" fo:country="US"/>
    </style:style>
    <style:style style:name="T116" style:parent-style-name="Policepardéfaut" style:family="text">
      <style:text-properties fo:color="#BCBEC4" fo:language="en" fo:country="US"/>
    </style:style>
    <style:style style:name="T117" style:parent-style-name="Policepardéfaut" style:family="text">
      <style:text-properties fo:color="#CF8E6D" fo:language="en" fo:country="US"/>
    </style:style>
    <style:style style:name="T118" style:parent-style-name="Policepardéfaut" style:family="text">
      <style:text-properties fo:color="#BCBEC4" fo:language="en" fo:country="US"/>
    </style:style>
    <style:style style:name="T119" style:parent-style-name="Policepardéfaut" style:family="text">
      <style:text-properties fo:color="#2AACB8" fo:language="en" fo:country="US"/>
    </style:style>
    <style:style style:name="T120" style:parent-style-name="Policepardéfaut" style:family="text">
      <style:text-properties fo:color="#BCBEC4" fo:language="en" fo:country="US"/>
    </style:style>
    <style:style style:name="T121" style:parent-style-name="Policepardéfaut" style:family="text">
      <style:text-properties fo:color="#2AACB8" fo:language="en" fo:country="US"/>
    </style:style>
    <style:style style:name="T122" style:parent-style-name="Policepardéfaut" style:family="text">
      <style:text-properties fo:color="#BCBEC4" fo:language="en" fo:country="US"/>
    </style:style>
    <style:style style:name="T123" style:parent-style-name="Policepardéfaut" style:family="text">
      <style:text-properties fo:color="#2AACB8" fo:language="en" fo:country="US"/>
    </style:style>
    <style:style style:name="T124" style:parent-style-name="Policepardéfaut" style:family="text">
      <style:text-properties fo:color="#BCBEC4" fo:language="en" fo:country="US"/>
    </style:style>
    <style:style style:name="T125" style:parent-style-name="Policepardéfaut" style:family="text">
      <style:text-properties fo:color="#6AAB73" fo:language="en" fo:country="US"/>
    </style:style>
    <style:style style:name="T126" style:parent-style-name="Policepardéfaut" style:family="text">
      <style:text-properties fo:color="#BCBEC4" fo:language="en" fo:country="US"/>
    </style:style>
    <style:style style:name="T127" style:parent-style-name="Policepardéfaut" style:family="text">
      <style:text-properties fo:color="#6AAB73" fo:language="en" fo:country="US"/>
    </style:style>
    <style:style style:name="T128" style:parent-style-name="Policepardéfaut" style:family="text">
      <style:text-properties fo:color="#BCBEC4" fo:language="en" fo:country="US"/>
    </style:style>
    <style:style style:name="T129" style:parent-style-name="Policepardéfaut" style:family="text">
      <style:text-properties fo:color="#BCBEC4" fo:language="en" fo:country="US"/>
    </style:style>
    <style:style style:name="T130" style:parent-style-name="Policepardéfaut" style:family="text">
      <style:text-properties fo:color="#BCBEC4" fo:language="en" fo:country="US"/>
    </style:style>
    <style:style style:name="T131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132" style:parent-style-name="Policepardéfaut" style:family="text">
      <style:text-properties fo:color="#BCBEC4" fo:language="en" fo:country="US"/>
    </style:style>
    <style:style style:name="T133" style:parent-style-name="Policepardéfaut" style:family="text">
      <style:text-properties fo:color="#6AAB73" fo:language="en" fo:country="US"/>
    </style:style>
    <style:style style:name="T134" style:parent-style-name="Policepardéfaut" style:family="text">
      <style:text-properties fo:color="#BCBEC4" fo:language="en" fo:country="US"/>
    </style:style>
    <style:style style:name="T135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136" style:parent-style-name="Policepardéfaut" style:family="text">
      <style:text-properties fo:color="#BCBEC4" fo:language="en" fo:country="US"/>
    </style:style>
    <style:style style:name="T137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138" style:parent-style-name="Policepardéfaut" style:family="text">
      <style:text-properties fo:color="#BCBEC4" fo:language="en" fo:country="US"/>
    </style:style>
    <style:style style:name="T139" style:parent-style-name="Policepardéfaut" style:family="text">
      <style:text-properties fo:color="#CF8E6D" fo:language="en" fo:country="US"/>
    </style:style>
    <style:style style:name="T140" style:parent-style-name="Policepardéfaut" style:family="text">
      <style:text-properties fo:color="#BCBEC4" fo:language="en" fo:country="US"/>
    </style:style>
    <style:style style:name="T141" style:parent-style-name="Policepardéfaut" style:family="text">
      <style:text-properties fo:color="#6AAB73" fo:language="en" fo:country="US"/>
    </style:style>
    <style:style style:name="T142" style:parent-style-name="Policepardéfaut" style:family="text">
      <style:text-properties fo:color="#BCBEC4" fo:language="en" fo:country="US"/>
    </style:style>
    <style:style style:name="T143" style:parent-style-name="Policepardéfaut" style:family="text">
      <style:text-properties fo:color="#6AAB73" fo:language="en" fo:country="US"/>
    </style:style>
    <style:style style:name="T144" style:parent-style-name="Policepardéfaut" style:family="text">
      <style:text-properties fo:color="#BCBEC4" fo:language="en" fo:country="US"/>
    </style:style>
    <style:style style:name="T145" style:parent-style-name="Policepardéfaut" style:family="text">
      <style:text-properties fo:color="#6AAB73" fo:language="en" fo:country="US"/>
    </style:style>
    <style:style style:name="T146" style:parent-style-name="Policepardéfaut" style:family="text">
      <style:text-properties fo:color="#BCBEC4" fo:language="en" fo:country="US"/>
    </style:style>
    <style:style style:name="T147" style:parent-style-name="Policepardéfaut" style:family="text">
      <style:text-properties fo:color="#CF8E6D" fo:language="en" fo:country="US"/>
    </style:style>
    <style:style style:name="T148" style:parent-style-name="Policepardéfaut" style:family="text">
      <style:text-properties fo:color="#CF8E6D" fo:language="en" fo:country="US"/>
    </style:style>
    <style:style style:name="T149" style:parent-style-name="Policepardéfaut" style:family="text">
      <style:text-properties fo:color="#BCBEC4" fo:language="en" fo:country="US"/>
    </style:style>
    <style:style style:name="T150" style:parent-style-name="Policepardéfaut" style:family="text">
      <style:text-properties fo:color="#2AACB8" fo:language="en" fo:country="US"/>
    </style:style>
    <style:style style:name="T151" style:parent-style-name="Policepardéfaut" style:family="text">
      <style:text-properties fo:color="#BCBEC4" fo:language="en" fo:country="US"/>
    </style:style>
    <style:style style:name="T152" style:parent-style-name="Policepardéfaut" style:family="text">
      <style:text-properties fo:color="#2AACB8" fo:language="en" fo:country="US"/>
    </style:style>
    <style:style style:name="T153" style:parent-style-name="Policepardéfaut" style:family="text">
      <style:text-properties fo:color="#BCBEC4" fo:language="en" fo:country="US"/>
    </style:style>
    <style:style style:name="T154" style:parent-style-name="Policepardéfaut" style:family="text">
      <style:text-properties fo:color="#2AACB8" fo:language="en" fo:country="US"/>
    </style:style>
    <style:style style:name="T155" style:parent-style-name="Policepardéfaut" style:family="text">
      <style:text-properties fo:color="#BCBEC4" fo:language="en" fo:country="US"/>
    </style:style>
    <style:style style:name="T156" style:parent-style-name="Policepardéfaut" style:family="text">
      <style:text-properties fo:color="#6AAB73"/>
    </style:style>
    <style:style style:name="T157" style:parent-style-name="Policepardéfaut" style:family="text">
      <style:text-properties fo:color="#BCBEC4"/>
    </style:style>
    <style:style style:name="T158" style:parent-style-name="Policepardéfaut" style:family="text">
      <style:text-properties fo:color="#6AAB73"/>
    </style:style>
    <style:style style:name="T159" style:parent-style-name="Policepardéfaut" style:family="text">
      <style:text-properties fo:color="#BCBEC4"/>
    </style:style>
    <style:style style:name="T160" style:parent-style-name="Policepardéfaut" style:family="text">
      <style:text-properties fo:color="#BCBEC4"/>
    </style:style>
    <style:style style:name="T161" style:parent-style-name="Policepardéfaut" style:family="text">
      <style:text-properties fo:color="#BCBEC4"/>
    </style:style>
    <style:style style:name="P162" style:parent-style-name="Standard" style:family="paragraph">
      <style:paragraph-properties fo:text-align="justify"/>
      <style:text-properties style:font-name="Cabin" fo:language="fr" fo:country="FR"/>
    </style:style>
    <style:style style:name="P163" style:parent-style-name="Standard" style:family="paragraph">
      <style:paragraph-properties fo:text-align="justify"/>
      <style:text-properties style:font-name="Cabin" fo:language="fr" fo:country="FR"/>
    </style:style>
    <style:style style:name="P164" style:parent-style-name="Standard" style:family="paragraph">
      <style:paragraph-properties fo:text-align="justify"/>
      <style:text-properties style:font-name="Cabin" fo:language="fr" fo:country="FR"/>
    </style:style>
    <style:style style:name="P165" style:parent-style-name="Standard" style:family="paragraph">
      <style:paragraph-properties fo:text-align="justify"/>
      <style:text-properties style:font-name="Cabin" fo:language="fr" fo:country="FR"/>
    </style:style>
    <style:style style:name="P166" style:parent-style-name="Standard" style:family="paragraph">
      <style:paragraph-properties fo:text-align="justify"/>
      <style:text-properties style:font-name="Cabin"/>
    </style:style>
    <style:style style:name="P167" style:parent-style-name="PréformatéHTML" style:family="paragraph">
      <style:paragraph-properties fo:background-color="#1E1F22"/>
    </style:style>
    <style:style style:name="T168" style:parent-style-name="Policepardéfaut" style:family="text">
      <style:text-properties fo:color="#CF8E6D" fo:language="en" fo:country="US"/>
    </style:style>
    <style:style style:name="T169" style:parent-style-name="Policepardéfaut" style:family="text">
      <style:text-properties fo:color="#56A8F5" fo:language="en" fo:country="US"/>
    </style:style>
    <style:style style:name="T170" style:parent-style-name="Policepardéfaut" style:family="text">
      <style:text-properties fo:color="#BCBEC4" fo:language="en" fo:country="US"/>
    </style:style>
    <style:style style:name="T171" style:parent-style-name="Policepardéfaut" style:family="text">
      <style:text-properties fo:color="#CF8E6D" fo:language="en" fo:country="US"/>
    </style:style>
    <style:style style:name="T172" style:parent-style-name="Policepardéfaut" style:family="text">
      <style:text-properties fo:color="#BCBEC4" fo:language="en" fo:country="US"/>
    </style:style>
    <style:style style:name="T173" style:parent-style-name="Policepardéfaut" style:family="text">
      <style:text-properties fo:color="#BCBEC4" fo:language="en" fo:country="US"/>
    </style:style>
    <style:style style:name="T174" style:parent-style-name="Policepardéfaut" style:family="text">
      <style:text-properties fo:color="#BCBEC4" fo:language="en" fo:country="US"/>
    </style:style>
    <style:style style:name="T175" style:parent-style-name="Policepardéfaut" style:family="text">
      <style:text-properties fo:color="#CF8E6D" fo:language="en" fo:country="US"/>
    </style:style>
    <style:style style:name="T176" style:parent-style-name="Policepardéfaut" style:family="text">
      <style:text-properties fo:color="#BCBEC4" fo:language="en" fo:country="US"/>
    </style:style>
    <style:style style:name="T177" style:parent-style-name="Policepardéfaut" style:family="text">
      <style:text-properties fo:color="#BCBEC4" fo:language="en" fo:country="US"/>
    </style:style>
    <style:style style:name="T178" style:parent-style-name="Policepardéfaut" style:family="text">
      <style:text-properties fo:color="#BCBEC4" fo:language="en" fo:country="US"/>
    </style:style>
    <style:style style:name="T179" style:parent-style-name="Policepardéfaut" style:family="text">
      <style:text-properties fo:color="#BCBEC4" fo:language="en" fo:country="US"/>
    </style:style>
    <style:style style:name="T180" style:parent-style-name="Policepardéfaut" style:family="text">
      <style:text-properties fo:color="#6AAB73" fo:language="en" fo:country="US"/>
    </style:style>
    <style:style style:name="T181" style:parent-style-name="Policepardéfaut" style:family="text">
      <style:text-properties fo:color="#BCBEC4" fo:language="en" fo:country="US"/>
    </style:style>
    <style:style style:name="T182" style:parent-style-name="Policepardéfaut" style:family="text">
      <style:text-properties fo:color="#BCBEC4" fo:language="en" fo:country="US"/>
    </style:style>
    <style:style style:name="T183" style:parent-style-name="Policepardéfaut" style:family="text">
      <style:text-properties fo:color="#BCBEC4" fo:language="en" fo:country="US"/>
    </style:style>
    <style:style style:name="T184" style:parent-style-name="Policepardéfaut" style:family="text">
      <style:text-properties fo:color="#CF8E6D" fo:language="en" fo:country="US"/>
    </style:style>
    <style:style style:name="T185" style:parent-style-name="Policepardéfaut" style:family="text">
      <style:text-properties fo:color="#BCBEC4" fo:language="en" fo:country="US"/>
    </style:style>
    <style:style style:name="T186" style:parent-style-name="Policepardéfaut" style:family="text">
      <style:text-properties fo:color="#CF8E6D" fo:language="en" fo:country="US"/>
    </style:style>
    <style:style style:name="T187" style:parent-style-name="Policepardéfaut" style:family="text">
      <style:text-properties fo:color="#BCBEC4" fo:language="en" fo:country="US"/>
    </style:style>
    <style:style style:name="T188" style:parent-style-name="Policepardéfaut" style:family="text">
      <style:text-properties fo:color="#2AACB8" fo:language="en" fo:country="US"/>
    </style:style>
    <style:style style:name="T189" style:parent-style-name="Policepardéfaut" style:family="text">
      <style:text-properties fo:color="#BCBEC4" fo:language="en" fo:country="US"/>
    </style:style>
    <style:style style:name="T190" style:parent-style-name="Policepardéfaut" style:family="text">
      <style:text-properties fo:color="#C77DBB" fo:language="en" fo:country="US"/>
    </style:style>
    <style:style style:name="T191" style:parent-style-name="Policepardéfaut" style:family="text">
      <style:text-properties fo:color="#BCBEC4" fo:language="en" fo:country="US"/>
    </style:style>
    <style:style style:name="T192" style:parent-style-name="Policepardéfaut" style:family="text">
      <style:text-properties fo:color="#BCBEC4" fo:language="en" fo:country="US"/>
    </style:style>
    <style:style style:name="T193" style:parent-style-name="Policepardéfaut" style:family="text">
      <style:text-properties fo:color="#BCBEC4" fo:language="en" fo:country="US"/>
    </style:style>
    <style:style style:name="T194" style:parent-style-name="Policepardéfaut" style:family="text">
      <style:text-properties fo:color="#BCBEC4" fo:language="en" fo:country="US"/>
    </style:style>
    <style:style style:name="T195" style:parent-style-name="Policepardéfaut" style:family="text">
      <style:text-properties fo:color="#BCBEC4" fo:language="en" fo:country="US"/>
    </style:style>
    <style:style style:name="T196" style:parent-style-name="Policepardéfaut" style:family="text">
      <style:text-properties fo:color="#CF8E6D" fo:language="en" fo:country="US"/>
    </style:style>
    <style:style style:name="T197" style:parent-style-name="Policepardéfaut" style:family="text">
      <style:text-properties fo:color="#BCBEC4" fo:language="en" fo:country="US"/>
    </style:style>
    <style:style style:name="T198" style:parent-style-name="Policepardéfaut" style:family="text">
      <style:text-properties fo:color="#C77DBB" fo:language="en" fo:country="US"/>
    </style:style>
    <style:style style:name="T199" style:parent-style-name="Policepardéfaut" style:family="text">
      <style:text-properties fo:color="#BCBEC4" fo:language="en" fo:country="US"/>
    </style:style>
    <style:style style:name="T200" style:parent-style-name="Policepardéfaut" style:family="text">
      <style:text-properties fo:color="#2AACB8" fo:language="en" fo:country="US"/>
    </style:style>
    <style:style style:name="T201" style:parent-style-name="Policepardéfaut" style:family="text">
      <style:text-properties fo:color="#BCBEC4" fo:language="en" fo:country="US"/>
    </style:style>
    <style:style style:name="T202" style:parent-style-name="Policepardéfaut" style:family="text">
      <style:text-properties fo:color="#6AAB73" fo:language="en" fo:country="US"/>
    </style:style>
    <style:style style:name="T203" style:parent-style-name="Policepardéfaut" style:family="text">
      <style:text-properties fo:color="#BCBEC4" fo:language="en" fo:country="US"/>
    </style:style>
    <style:style style:name="T204" style:parent-style-name="Policepardéfaut" style:family="text">
      <style:text-properties fo:color="#BCBEC4" fo:language="en" fo:country="US"/>
    </style:style>
    <style:style style:name="T205" style:parent-style-name="Policepardéfaut" style:family="text">
      <style:text-properties fo:color="#BCBEC4" fo:language="en" fo:country="US"/>
    </style:style>
    <style:style style:name="T206" style:parent-style-name="Policepardéfaut" style:family="text">
      <style:text-properties fo:color="#BCBEC4" fo:language="en" fo:country="US"/>
    </style:style>
    <style:style style:name="T207" style:parent-style-name="Policepardéfaut" style:family="text">
      <style:text-properties fo:color="#BCBEC4" fo:language="en" fo:country="US"/>
    </style:style>
    <style:style style:name="T208" style:parent-style-name="Policepardéfaut" style:family="text">
      <style:text-properties fo:color="#6AAB73" fo:language="en" fo:country="US"/>
    </style:style>
    <style:style style:name="T209" style:parent-style-name="Policepardéfaut" style:family="text">
      <style:text-properties fo:color="#BCBEC4" fo:language="en" fo:country="US"/>
    </style:style>
    <style:style style:name="T210" style:parent-style-name="Policepardéfaut" style:family="text">
      <style:text-properties fo:color="#BCBEC4" fo:language="en" fo:country="US"/>
    </style:style>
    <style:style style:name="T211" style:parent-style-name="Policepardéfaut" style:family="text">
      <style:text-properties fo:color="#BCBEC4" fo:language="en" fo:country="US"/>
    </style:style>
    <style:style style:name="T212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213" style:parent-style-name="Policepardéfaut" style:family="text">
      <style:text-properties fo:color="#BCBEC4" fo:language="en" fo:country="US"/>
    </style:style>
    <style:style style:name="T214" style:parent-style-name="Policepardéfaut" style:family="text">
      <style:text-properties fo:color="#BCBEC4" fo:language="en" fo:country="US"/>
    </style:style>
    <style:style style:name="T215" style:parent-style-name="Policepardéfaut" style:family="text">
      <style:text-properties fo:color="#BCBEC4" fo:language="en" fo:country="US"/>
    </style:style>
    <style:style style:name="P216" style:parent-style-name="Standard" style:family="paragraph">
      <style:paragraph-properties fo:text-align="justify"/>
      <style:text-properties style:font-name="Cabin"/>
    </style:style>
    <style:style style:name="P217" style:parent-style-name="Standard" style:family="paragraph">
      <style:paragraph-properties fo:text-align="justify"/>
      <style:text-properties style:font-name="Cabin" fo:language="fr" fo:country="FR"/>
    </style:style>
    <style:style style:name="P218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219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220" style:parent-style-name="Standard" style:family="paragraph">
      <style:paragraph-properties fo:text-align="justify"/>
      <style:text-properties style:font-name="Cabin" fo:language="fr" fo:country="FR"/>
    </style:style>
    <style:style style:name="P221" style:parent-style-name="Standard" style:family="paragraph">
      <style:paragraph-properties fo:text-align="justify"/>
      <style:text-properties style:font-name="Cabin" fo:language="fr" fo:country="FR"/>
    </style:style>
    <style:style style:name="P222" style:parent-style-name="Standard" style:family="paragraph">
      <style:paragraph-properties fo:text-align="justify"/>
      <style:text-properties style:font-name="Cabin" fo:language="fr" fo:country="FR"/>
    </style:style>
    <style:style style:name="P223" style:parent-style-name="Standard" style:family="paragraph">
      <style:paragraph-properties fo:text-align="justify"/>
      <style:text-properties style:font-name="Cabin" fo:language="fr" fo:country="FR"/>
    </style:style>
    <style:style style:name="P224" style:parent-style-name="Standard" style:family="paragraph">
      <style:paragraph-properties fo:text-align="justify"/>
      <style:text-properties style:font-name="Cabin" fo:language="fr" fo:country="FR"/>
    </style:style>
    <style:style style:name="P225" style:parent-style-name="PréformatéHTML" style:family="paragraph">
      <style:paragraph-properties fo:background-color="#1E1F22"/>
    </style:style>
    <style:style style:name="T226" style:parent-style-name="Policepardéfaut" style:family="text">
      <style:text-properties fo:color="#CF8E6D"/>
    </style:style>
    <style:style style:name="T227" style:parent-style-name="Policepardéfaut" style:family="text">
      <style:text-properties fo:color="#56A8F5"/>
    </style:style>
    <style:style style:name="T228" style:parent-style-name="Policepardéfaut" style:family="text">
      <style:text-properties fo:color="#BCBEC4"/>
    </style:style>
    <style:style style:name="T229" style:parent-style-name="Policepardéfaut" style:family="text">
      <style:text-properties fo:color="#CF8E6D"/>
    </style:style>
    <style:style style:name="T230" style:parent-style-name="Policepardéfaut" style:family="text">
      <style:text-properties fo:color="#BCBEC4"/>
    </style:style>
    <style:style style:name="T231" style:parent-style-name="Policepardéfaut" style:family="text">
      <style:text-properties fo:color="#BCBEC4"/>
    </style:style>
    <style:style style:name="T232" style:parent-style-name="Policepardéfaut" style:family="text">
      <style:text-properties fo:color="#BCBEC4"/>
    </style:style>
    <style:style style:name="T233" style:parent-style-name="Policepardéfaut" style:family="text">
      <style:text-properties fo:color="#CF8E6D"/>
    </style:style>
    <style:style style:name="T234" style:parent-style-name="Policepardéfaut" style:family="text">
      <style:text-properties fo:color="#BCBEC4"/>
    </style:style>
    <style:style style:name="T235" style:parent-style-name="Policepardéfaut" style:family="text">
      <style:text-properties fo:color="#C77DBB"/>
    </style:style>
    <style:style style:name="T236" style:parent-style-name="Policepardéfaut" style:family="text">
      <style:text-properties fo:color="#BCBEC4"/>
    </style:style>
    <style:style style:name="T237" style:parent-style-name="Policepardéfaut" style:family="text">
      <style:text-properties fo:color="#2AACB8"/>
    </style:style>
    <style:style style:name="T238" style:parent-style-name="Policepardéfaut" style:family="text">
      <style:text-properties fo:color="#BCBEC4"/>
    </style:style>
    <style:style style:name="T239" style:parent-style-name="Policepardéfaut" style:family="text">
      <style:text-properties fo:color="#CF8E6D"/>
    </style:style>
    <style:style style:name="T240" style:parent-style-name="Policepardéfaut" style:family="text">
      <style:text-properties fo:color="#BCBEC4"/>
    </style:style>
    <style:style style:name="T241" style:parent-style-name="Policepardéfaut" style:family="text">
      <style:text-properties fo:font-style="italic" style:font-style-asian="italic" style:font-style-complex="italic" fo:color="#C77DBB"/>
    </style:style>
    <style:style style:name="T242" style:parent-style-name="Policepardéfaut" style:family="text">
      <style:text-properties fo:color="#BCBEC4"/>
    </style:style>
    <style:style style:name="T243" style:parent-style-name="Policepardéfaut" style:family="text">
      <style:text-properties fo:color="#7A7E85"/>
    </style:style>
    <style:style style:name="T244" style:parent-style-name="Policepardéfaut" style:family="text">
      <style:text-properties fo:color="#7A7E85"/>
    </style:style>
    <style:style style:name="T245" style:parent-style-name="Policepardéfaut" style:family="text">
      <style:text-properties fo:color="#7A7E85"/>
    </style:style>
    <style:style style:name="T246" style:parent-style-name="Policepardéfaut" style:family="text">
      <style:text-properties fo:color="#7A7E85"/>
    </style:style>
    <style:style style:name="T247" style:parent-style-name="Policepardéfaut" style:family="text">
      <style:text-properties fo:color="#CF8E6D"/>
    </style:style>
    <style:style style:name="T248" style:parent-style-name="Policepardéfaut" style:family="text">
      <style:text-properties fo:color="#BCBEC4"/>
    </style:style>
    <style:style style:name="T249" style:parent-style-name="Policepardéfaut" style:family="text">
      <style:text-properties fo:color="#2AACB8"/>
    </style:style>
    <style:style style:name="T250" style:parent-style-name="Policepardéfaut" style:family="text">
      <style:text-properties fo:color="#BCBEC4"/>
    </style:style>
    <style:style style:name="T251" style:parent-style-name="Policepardéfaut" style:family="text">
      <style:text-properties fo:color="#BCBEC4"/>
    </style:style>
    <style:style style:name="T252" style:parent-style-name="Policepardéfaut" style:family="text">
      <style:text-properties fo:color="#BCBEC4"/>
    </style:style>
    <style:style style:name="T253" style:parent-style-name="Policepardéfaut" style:family="text">
      <style:text-properties fo:color="#CF8E6D"/>
    </style:style>
    <style:style style:name="T254" style:parent-style-name="Policepardéfaut" style:family="text">
      <style:text-properties fo:color="#BCBEC4"/>
    </style:style>
    <style:style style:name="T255" style:parent-style-name="Policepardéfaut" style:family="text">
      <style:text-properties fo:color="#CF8E6D"/>
    </style:style>
    <style:style style:name="T256" style:parent-style-name="Policepardéfaut" style:family="text">
      <style:text-properties fo:color="#BCBEC4"/>
    </style:style>
    <style:style style:name="T257" style:parent-style-name="Policepardéfaut" style:family="text">
      <style:text-properties fo:color="#2AACB8"/>
    </style:style>
    <style:style style:name="T258" style:parent-style-name="Policepardéfaut" style:family="text">
      <style:text-properties fo:color="#BCBEC4"/>
    </style:style>
    <style:style style:name="T259" style:parent-style-name="Policepardéfaut" style:family="text">
      <style:text-properties fo:color="#C77DBB"/>
    </style:style>
    <style:style style:name="T260" style:parent-style-name="Policepardéfaut" style:family="text">
      <style:text-properties fo:color="#BCBEC4"/>
    </style:style>
    <style:style style:name="T261" style:parent-style-name="Policepardéfaut" style:family="text">
      <style:text-properties fo:color="#BCBEC4"/>
    </style:style>
    <style:style style:name="T262" style:parent-style-name="Policepardéfaut" style:family="text">
      <style:text-properties fo:color="#BCBEC4"/>
    </style:style>
    <style:style style:name="T263" style:parent-style-name="Policepardéfaut" style:family="text">
      <style:text-properties fo:color="#CF8E6D"/>
    </style:style>
    <style:style style:name="T264" style:parent-style-name="Policepardéfaut" style:family="text">
      <style:text-properties fo:color="#BCBEC4"/>
    </style:style>
    <style:style style:name="T265" style:parent-style-name="Policepardéfaut" style:family="text">
      <style:text-properties fo:color="#BCBEC4"/>
    </style:style>
    <style:style style:name="T266" style:parent-style-name="Policepardéfaut" style:family="text">
      <style:text-properties fo:color="#BCBEC4"/>
    </style:style>
    <style:style style:name="T267" style:parent-style-name="Policepardéfaut" style:family="text">
      <style:text-properties fo:color="#BCBEC4"/>
    </style:style>
    <style:style style:name="T268" style:parent-style-name="Policepardéfaut" style:family="text">
      <style:text-properties fo:color="#BCBEC4"/>
    </style:style>
    <style:style style:name="T269" style:parent-style-name="Policepardéfaut" style:family="text">
      <style:text-properties fo:color="#CF8E6D"/>
    </style:style>
    <style:style style:name="T270" style:parent-style-name="Policepardéfaut" style:family="text">
      <style:text-properties fo:color="#BCBEC4"/>
    </style:style>
    <style:style style:name="T271" style:parent-style-name="Policepardéfaut" style:family="text">
      <style:text-properties fo:color="#BCBEC4"/>
    </style:style>
    <style:style style:name="T272" style:parent-style-name="Policepardéfaut" style:family="text">
      <style:text-properties fo:color="#BCBEC4"/>
    </style:style>
    <style:style style:name="P273" style:parent-style-name="Standard" style:family="paragraph">
      <style:paragraph-properties fo:text-align="justify"/>
      <style:text-properties style:font-name="Cabin" fo:language="fr" fo:country="FR"/>
    </style:style>
    <style:style style:name="P274" style:parent-style-name="Standard" style:family="paragraph">
      <style:paragraph-properties fo:text-align="justify"/>
      <style:text-properties style:font-name="Cabin" fo:language="fr" fo:country="FR"/>
    </style:style>
    <style:style style:name="P275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276" style:parent-style-name="PréformatéHTML" style:family="paragraph">
      <style:paragraph-properties fo:background-color="#1E1F22"/>
    </style:style>
    <style:style style:name="T277" style:parent-style-name="Policepardéfaut" style:family="text">
      <style:text-properties fo:color="#7A7E85" fo:language="en" fo:country="US"/>
    </style:style>
    <style:style style:name="T278" style:parent-style-name="Policepardéfaut" style:family="text">
      <style:text-properties fo:color="#7A7E85" fo:language="en" fo:country="US"/>
    </style:style>
    <style:style style:name="T279" style:parent-style-name="Policepardéfaut" style:family="text">
      <style:text-properties fo:color="#BCBEC4" fo:language="en" fo:country="US"/>
    </style:style>
    <style:style style:name="T280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281" style:parent-style-name="Policepardéfaut" style:family="text">
      <style:text-properties fo:color="#BCBEC4" fo:language="en" fo:country="US"/>
    </style:style>
    <style:style style:name="T282" style:parent-style-name="Policepardéfaut" style:family="text">
      <style:text-properties fo:color="#6AAB73" fo:language="en" fo:country="US"/>
    </style:style>
    <style:style style:name="T283" style:parent-style-name="Policepardéfaut" style:family="text">
      <style:text-properties fo:color="#BCBEC4" fo:language="en" fo:country="US"/>
    </style:style>
    <style:style style:name="T284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285" style:parent-style-name="Policepardéfaut" style:family="text">
      <style:text-properties fo:color="#BCBEC4" fo:language="en" fo:country="US"/>
    </style:style>
    <style:style style:name="T286" style:parent-style-name="Policepardéfaut" style:family="text">
      <style:text-properties fo:color="#CF8E6D" fo:language="en" fo:country="US"/>
    </style:style>
    <style:style style:name="T287" style:parent-style-name="Policepardéfaut" style:family="text">
      <style:text-properties fo:color="#BCBEC4" fo:language="en" fo:country="US"/>
    </style:style>
    <style:style style:name="T288" style:parent-style-name="Policepardéfaut" style:family="text">
      <style:text-properties fo:color="#2AACB8" fo:language="en" fo:country="US"/>
    </style:style>
    <style:style style:name="T289" style:parent-style-name="Policepardéfaut" style:family="text">
      <style:text-properties fo:color="#BCBEC4" fo:language="en" fo:country="US"/>
    </style:style>
    <style:style style:name="T290" style:parent-style-name="Policepardéfaut" style:family="text">
      <style:text-properties fo:color="#2AACB8" fo:language="en" fo:country="US"/>
    </style:style>
    <style:style style:name="T291" style:parent-style-name="Policepardéfaut" style:family="text">
      <style:text-properties fo:color="#BCBEC4" fo:language="en" fo:country="US"/>
    </style:style>
    <style:style style:name="T292" style:parent-style-name="Policepardéfaut" style:family="text">
      <style:text-properties fo:color="#2AACB8" fo:language="en" fo:country="US"/>
    </style:style>
    <style:style style:name="T293" style:parent-style-name="Policepardéfaut" style:family="text">
      <style:text-properties fo:color="#BCBEC4" fo:language="en" fo:country="US"/>
    </style:style>
    <style:style style:name="T294" style:parent-style-name="Policepardéfaut" style:family="text">
      <style:text-properties fo:color="#2AACB8" fo:language="en" fo:country="US"/>
    </style:style>
    <style:style style:name="T295" style:parent-style-name="Policepardéfaut" style:family="text">
      <style:text-properties fo:color="#BCBEC4" fo:language="en" fo:country="US"/>
    </style:style>
    <style:style style:name="T296" style:parent-style-name="Policepardéfaut" style:family="text">
      <style:text-properties fo:color="#6AAB73" fo:language="en" fo:country="US"/>
    </style:style>
    <style:style style:name="T297" style:parent-style-name="Policepardéfaut" style:family="text">
      <style:text-properties fo:color="#BCBEC4" fo:language="en" fo:country="US"/>
    </style:style>
    <style:style style:name="T298" style:parent-style-name="Policepardéfaut" style:family="text">
      <style:text-properties fo:color="#6AAB73" fo:language="en" fo:country="US"/>
    </style:style>
    <style:style style:name="T299" style:parent-style-name="Policepardéfaut" style:family="text">
      <style:text-properties fo:color="#BCBEC4" fo:language="en" fo:country="US"/>
    </style:style>
    <style:style style:name="T300" style:parent-style-name="Policepardéfaut" style:family="text">
      <style:text-properties fo:color="#BCBEC4" fo:language="en" fo:country="US"/>
    </style:style>
    <style:style style:name="T301" style:parent-style-name="Policepardéfaut" style:family="text">
      <style:text-properties fo:color="#BCBEC4" fo:language="en" fo:country="US"/>
    </style:style>
    <style:style style:name="T302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303" style:parent-style-name="Policepardéfaut" style:family="text">
      <style:text-properties fo:color="#BCBEC4" fo:language="en" fo:country="US"/>
    </style:style>
    <style:style style:name="T304" style:parent-style-name="Policepardéfaut" style:family="text">
      <style:text-properties fo:color="#6AAB73" fo:language="en" fo:country="US"/>
    </style:style>
    <style:style style:name="T305" style:parent-style-name="Policepardéfaut" style:family="text">
      <style:text-properties fo:color="#BCBEC4" fo:language="en" fo:country="US"/>
    </style:style>
    <style:style style:name="T306" style:parent-style-name="Policepardéfaut" style:family="text">
      <style:text-properties fo:font-style="italic" style:font-style-asian="italic" style:font-style-complex="italic" fo:color="#BCBEC4" fo:language="en" fo:country="US"/>
    </style:style>
    <style:style style:name="T307" style:parent-style-name="Policepardéfaut" style:family="text">
      <style:text-properties fo:color="#BCBEC4" fo:language="en" fo:country="US"/>
    </style:style>
    <style:style style:name="T308" style:parent-style-name="Policepardéfaut" style:family="text">
      <style:text-properties fo:color="#CF8E6D" fo:language="en" fo:country="US"/>
    </style:style>
    <style:style style:name="T309" style:parent-style-name="Policepardéfaut" style:family="text">
      <style:text-properties fo:color="#BCBEC4" fo:language="en" fo:country="US"/>
    </style:style>
    <style:style style:name="T310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311" style:parent-style-name="Policepardéfaut" style:family="text">
      <style:text-properties fo:color="#BCBEC4" fo:language="en" fo:country="US"/>
    </style:style>
    <style:style style:name="T312" style:parent-style-name="Policepardéfaut" style:family="text">
      <style:text-properties fo:color="#6AAB73" fo:language="en" fo:country="US"/>
    </style:style>
    <style:style style:name="T313" style:parent-style-name="Policepardéfaut" style:family="text">
      <style:text-properties fo:color="#BCBEC4" fo:language="en" fo:country="US"/>
    </style:style>
    <style:style style:name="T314" style:parent-style-name="Policepardéfaut" style:family="text">
      <style:text-properties fo:color="#6AAB73" fo:language="en" fo:country="US"/>
    </style:style>
    <style:style style:name="T315" style:parent-style-name="Policepardéfaut" style:family="text">
      <style:text-properties fo:color="#BCBEC4" fo:language="en" fo:country="US"/>
    </style:style>
    <style:style style:name="P316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317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318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319" style:parent-style-name="Standard" style:family="paragraph">
      <style:paragraph-properties fo:text-align="justify"/>
      <style:text-properties style:font-name="Cabin"/>
    </style:style>
    <style:style style:name="P320" style:parent-style-name="Standard" style:family="paragraph">
      <style:paragraph-properties fo:text-align="justify"/>
      <style:text-properties style:font-name="Cabin"/>
    </style:style>
    <style:style style:name="P321" style:parent-style-name="Standard" style:family="paragraph">
      <style:paragraph-properties fo:text-align="justify"/>
      <style:text-properties style:font-name="Cabin" fo:language="fr" fo:country="FR"/>
    </style:style>
    <style:style style:name="P322" style:parent-style-name="Standard" style:family="paragraph">
      <style:text-properties style:font-name="Cabin" fo:language="fr" fo:country="FR"/>
    </style:style>
    <style:style style:name="P323" style:parent-style-name="Standard" style:family="paragraph">
      <style:paragraph-properties fo:text-align="justify"/>
      <style:text-properties style:font-name="Cabin" fo:language="fr" fo:country="FR"/>
    </style:style>
    <style:style style:name="P324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26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fr" style:country-asian="FR" style:language-complex="ar" style:country-complex="SA"/>
    </style:style>
    <style:style style:name="T3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2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3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3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fr" style:country-asian="FR" style:language-complex="ar" style:country-complex="SA"/>
    </style:style>
    <style:style style:name="T33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fr" style:country-asian="FR" style:language-complex="ar" style:country-complex="SA"/>
    </style:style>
    <style:style style:name="T33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3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3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4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43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3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45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3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4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3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50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5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3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354" style:parent-style-name="Standard" style:family="paragraph">
      <style:paragraph-properties fo:text-align="justify"/>
      <style:text-properties style:font-name="Cabin"/>
    </style:style>
    <style:style style:name="P355" style:parent-style-name="Standard" style:family="paragraph">
      <style:paragraph-properties fo:text-align="justify"/>
      <style:text-properties style:font-name="Cabin" fo:language="fr" fo:country="FR"/>
    </style:style>
    <style:style style:name="P356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357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35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36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6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64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6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6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7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7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7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77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79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82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8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3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8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3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90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9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3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94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9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39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3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0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0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P404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05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06" style:parent-style-name="Standard" style:family="paragraph">
      <style:paragraph-properties fo:text-align="justify"/>
      <style:text-properties style:font-name="Cabin" fo:language="fr" fo:country="FR"/>
    </style:style>
    <style:style style:name="P407" style:parent-style-name="Standard" style:family="paragraph">
      <style:paragraph-properties fo:text-align="justify"/>
      <style:text-properties style:font-name="Cabin" fo:language="fr" fo:country="FR"/>
    </style:style>
    <style:style style:name="P408" style:parent-style-name="Standard" style:family="paragraph">
      <style:text-properties style:font-name="Cabin" fo:language="fr" fo:country="FR"/>
    </style:style>
    <style:style style:name="P409" style:parent-style-name="Standard" style:family="paragraph">
      <style:text-properties style:font-name="Cabin" fo:language="fr" fo:country="FR"/>
    </style:style>
    <style:style style:name="P410" style:parent-style-name="Standard" style:family="paragraph">
      <style:text-properties style:font-name="Cabin" fo:language="fr" fo:country="FR"/>
    </style:style>
    <style:style style:name="P411" style:parent-style-name="Standard" style:family="paragraph">
      <style:paragraph-properties fo:text-align="justify"/>
      <style:text-properties style:font-name="Cabin" fo:language="fr" fo:country="FR"/>
    </style:style>
    <style:style style:name="P412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14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1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1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1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1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3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2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P441" style:parent-style-name="Standard" style:family="paragraph">
      <style:paragraph-properties fo:text-align="justify"/>
      <style:text-properties style:font-name="Cabin" fo:language="fr" fo:country="FR"/>
    </style:style>
    <style:style style:name="P442" style:parent-style-name="Standard" style:family="paragraph">
      <style:paragraph-properties fo:text-align="justify"/>
      <style:text-properties style:font-name="Cabin" fo:language="fr" fo:country="FR"/>
    </style:style>
    <style:style style:name="P44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44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44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4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4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4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4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2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4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5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0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4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6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0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4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47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7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P478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7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80" style:parent-style-name="Standard" style:family="paragraph">
      <style:paragraph-properties fo:text-align="justify"/>
      <style:text-properties style:font-name="Cabin" fo:language="fr" fo:country="FR"/>
    </style:style>
    <style:style style:name="P481" style:parent-style-name="Standard" style:family="paragraph">
      <style:paragraph-properties fo:text-align="justify"/>
      <style:text-properties style:font-name="Cabin" fo:language="fr" fo:country="FR"/>
    </style:style>
    <style:style style:name="P482" style:parent-style-name="Standard" style:family="paragraph">
      <style:paragraph-properties fo:text-align="justify"/>
    </style:style>
    <style:style style:name="T483" style:parent-style-name="Policepardéfaut" style:family="text">
      <style:text-properties style:font-name="Cabin" fo:language="fr" fo:country="FR"/>
    </style:style>
    <style:style style:name="T484" style:parent-style-name="Policepardéfaut" style:family="text">
      <style:text-properties style:font-name="Courier" fo:language="fr" fo:country="FR"/>
    </style:style>
    <style:style style:name="T485" style:parent-style-name="Policepardéfaut" style:family="text">
      <style:text-properties style:font-name="Cabin" fo:language="fr" fo:country="FR"/>
    </style:style>
    <style:style style:name="T486" style:parent-style-name="Policepardéfaut" style:family="text">
      <style:text-properties style:font-name="Cabin" fo:language="fr" fo:country="FR"/>
    </style:style>
    <style:style style:name="P487" style:parent-style-name="Standard" style:family="paragraph">
      <style:paragraph-properties fo:text-align="justify"/>
      <style:text-properties style:font-name="Cabin" fo:language="fr" fo:country="FR"/>
    </style:style>
    <style:style style:name="P488" style:parent-style-name="Standard" style:family="paragraph">
      <style:paragraph-properties fo:text-align="justify"/>
      <style:text-properties style:font-name="Cabin" fo:language="fr" fo:country="FR"/>
    </style:style>
    <style:style style:name="P489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9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9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4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7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0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2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4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fr" fo:country="FR" style:language-asian="en" style:country-asian="US" style:language-complex="ar" style:country-complex="SA"/>
    </style:style>
    <style:style style:name="T54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5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4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4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1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3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5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5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5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5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7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69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5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7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79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58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587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5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89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5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3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7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5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5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0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0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0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0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4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1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1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0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2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2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2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3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4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47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4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0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4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5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0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4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6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2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7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0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6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6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8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9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9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69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9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6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9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69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6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0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7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7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0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10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1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1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1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1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20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7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2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72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24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2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US" style:language-complex="ar" style:country-complex="SA"/>
    </style:style>
    <style:style style:name="T7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2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30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3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3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7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3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7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4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74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74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US" style:language-complex="ar" style:country-complex="SA"/>
    </style:style>
    <style:style style:name="T7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45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en" style:country-asian="US" style:language-complex="ar" style:country-complex="SA"/>
    </style:style>
    <style:style style:name="T7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4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7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49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51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5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53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5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57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5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59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61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63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6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67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69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US" style:language-complex="ar" style:country-complex="SA"/>
    </style:style>
    <style:style style:name="T7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7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7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7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US" style:language-complex="ar" style:country-complex="SA"/>
    </style:style>
    <style:style style:name="T7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T7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US" style:language-complex="ar" style:country-complex="SA"/>
    </style:style>
    <style:style style:name="P780" style:parent-style-name="Standard" style:family="paragraph">
      <style:paragraph-properties fo:text-align="justify"/>
      <style:text-properties style:font-name="Cabin" fo:language="fr" fo:country="FR"/>
    </style:style>
  </office:automatic-styles>
  <office:body>
    <office:text text:use-soft-page-breaks="true">
      <text:p text:style-name="P1">Programmation Java @ Et3</text:p>
      <text:p text:style-name="P2">Polytech Paris-Saclay | 2025-26</text:p>
      <text:p text:style-name="P3"/>
      <text:p text:style-name="P4"/>
      <text:p text:style-name="P5"><text:span text:style-name="T6">Nom :</text:span><text:span text:style-name="T7"><text:s/>...</text:span></text:p>
      <text:p text:style-name="P8"><text:span text:style-name="T9">Prénom :</text:span><text:span text:style-name="T10"><text:s/>...</text:span></text:p>
      <text:p text:style-name="P11"/>
      <text:p text:style-name="P12"/>
      <text:p text:style-name="P13"/>
      <text:p text:style-name="P14">Exercice 2</text:p>
      <text:p text:style-name="P15"/>
      <text:p text:style-name="P16"/>
      <text:p text:style-name="P17">Vous allez développer une classe utilitaire en Java permettant de réaliser divers<text:s/>traitements sur des tableaux d’entiers.</text:p>
      <text:p text:style-name="P18"/>
      <text:p text:style-name="Standard"><text:span text:style-name="T19">1. Créez une classe au nom approprié dans un<text:s/></text:span><text:span text:style-name="T20">package</text:span><text:span text:style-name="T21"><text:s/>pertinent. Ajoutez une méthode statique à votre classe permettant de créer un tableau d’entiers (int[]) à partir d’un tableau de chaı̂nes de caractères (String[])</text:span><text:span text:style-name="T22">.</text:span></text:p>
      <text:p text:style-name="P23">#2.1.1 code de la classe</text:p>
      <text:p text:style-name="P24"><text:span text:style-name="T25">public class<text:s/></text:span><text:span text:style-name="T26">tabUtil {</text:span><text:span text:style-name="T27"><text:line-break/></text:span><text:span text:style-name="T28"><text:s text:c="4"/></text:span><text:span text:style-name="T29">public static int</text:span><text:span text:style-name="T30">[]<text:s/></text:span><text:span text:style-name="T31">stringToInt<text:s/></text:span><text:span text:style-name="T32">(String[] tabString) {</text:span><text:span text:style-name="T33"><text:line-break/></text:span><text:span text:style-name="T34"><text:s text:c="8"/></text:span><text:span text:style-name="T35">int</text:span><text:span text:style-name="T36">[] tabInt =<text:s/></text:span><text:span text:style-name="T37">new int</text:span><text:span text:style-name="T38">[tabString.</text:span><text:span text:style-name="T39">length</text:span><text:span text:style-name="T40">];</text:span><text:span text:style-name="T41"><text:line-break/></text:span><text:span text:style-name="T42"><text:s text:c="8"/></text:span><text:span text:style-name="T43">for<text:s/></text:span><text:span text:style-name="T44">(</text:span><text:span text:style-name="T45">int<text:s/></text:span><text:span text:style-name="T46">i=</text:span><text:span text:style-name="T47">0</text:span><text:span text:style-name="T48">; i&lt;tabString.</text:span><text:span text:style-name="T49">length</text:span><text:span text:style-name="T50">; i++) {</text:span><text:span text:style-name="T51"><text:line-break/></text:span><text:span text:style-name="T52"><text:s text:c="12"/>tabInt[i] = Integer.</text:span><text:span text:style-name="T53">parseInt</text:span><text:span text:style-name="T54">(tabString[i]);</text:span><text:span text:style-name="T55"><text:line-break/></text:span><text:span text:style-name="T56"><text:s text:c="8"/>}</text:span><text:span text:style-name="T57"><text:line-break/></text:span><text:span text:style-name="T58"><text:s text:c="8"/></text:span><text:span text:style-name="T59">return<text:s/></text:span><text:span text:style-name="T60">tabInt;</text:span><text:span text:style-name="T61"><text:line-break/></text:span><text:span text:style-name="T62"><text:s text:c="4"/>}</text:span><text:span text:style-name="T63"><text:line-break/></text:span><text:span text:style-name="T64">}</text:span></text:p>
      <text:p text:style-name="P65"/>
      <text:p text:style-name="P66"><text:span text:style-name="T67">#2.1.2 Pourquoi est-il utile d'associer notre classe à un<text:s/></text:span><text:span text:style-name="T68">package</text:span><text:span text:style-name="T69"><text:s/>?</text:span></text:p>
      <text:p text:style-name="P70">Par clarté, pour séparer les « outils » du reste du projet et les rendre réutilisable au même endroit</text:p>
      <text:p text:style-name="P71"/>
      <text:p text:style-name="P72"/>
      <text:p text:style-name="P73"><text:span text:style-name="T74">#2.1.3 Comment la méthode<text:s/></text:span><text:span text:style-name="T75">de conversion doit-elle se comporter en cas de problème de conversion,<text:s/></text:span><text:span text:style-name="T76">i.e.</text:span><text:span text:style-name="T77"><text:s/>si une des chaı̂nes du tableau ne peut pas être convertie en entier à l’exécution ?</text:span></text:p>
      <text:p text:style-name="P78">Elle change cette valeur en 0 et envoie un message pour prévenir</text:p>
      <text:p text:style-name="P79"/>
      <text:p text:style-name="P80"/>
      <text:p text:style-name="P81"><text:span text:style-name="T82">2. Ajoutez une méthode<text:s/></text:span><text:span text:style-name="T83">main</text:span><text:span text:style-name="T84"><text:s/>à</text:span><text:span text:style-name="T85"><text:s/>cette classe pour tester la méthode précédente en lui transmettant le tableau de paramètres lu depuis la ligne de commandes.</text:span></text:p>
      <text:p text:style-name="P86"/>
      <text:p text:style-name="P87"><text:span text:style-name="T88">#2.2.1 méthode<text:s/></text:span><text:span text:style-name="T89">main</text:span></text:p>
      <text:p text:style-name="P90"><text:span text:style-name="T91">public static void<text:s/></text:span><text:span text:style-name="T92">main</text:span><text:span text:style-name="T93">(String[] args) {</text:span><text:span text:style-name="T94"><text:line-break/></text:span><text:span text:style-name="T95"><text:s text:c="4"/></text:span><text:span text:style-name="T96">// TEST stringToInt</text:span><text:span text:style-name="T97"><text:line-break/></text:span><text:span text:style-name="T98"><text:s text:c="4"/></text:span><text:span text:style-name="T99">System.</text:span><text:span text:style-name="T100">out</text:span><text:span text:style-name="T101">.println(</text:span><text:span text:style-name="T102">"TEST stringToInt<text:s/></text:span><text:span text:style-name="T103">STRING VALIDE : "<text:s/></text:span><text:span text:style-name="T104">+ (Arrays.</text:span><text:span text:style-name="T105">equals</text:span><text:span text:style-name="T106">(</text:span><text:span text:style-name="T107">stringToInt</text:span><text:span text:style-name="T108">(</text:span><text:span text:style-name="T109">new<text:s/></text:span><text:span text:style-name="T110">String[]{</text:span><text:span text:style-name="T111">"34"</text:span><text:span text:style-name="T112">,<text:s/></text:span><text:span text:style-name="T113">"4"</text:span><text:span text:style-name="T114">,<text:s/></text:span><text:span text:style-name="T115">"50342"</text:span><text:span text:style-name="T116">}),<text:s/></text:span><text:span text:style-name="T117">new int</text:span><text:span text:style-name="T118">[]{</text:span><text:span text:style-name="T119">34</text:span><text:span text:style-name="T120">,<text:s/></text:span><text:span text:style-name="T121">4</text:span><text:span text:style-name="T122">,<text:s/></text:span><text:span text:style-name="T123">50342</text:span><text:span text:style-name="T124">}) ?<text:s/></text:span><text:span text:style-name="T125">"OK"<text:s/></text:span><text:span text:style-name="T126">:<text:s/></text:span><text:span text:style-name="T127">"FAIL"</text:span><text:span text:style-name="T128">));</text:span><text:span text:style-name="T129"><text:line-break/></text:span><text:span text:style-name="T130"><text:s text:c="4"/>System.</text:span><text:span text:style-name="T131">out</text:span><text:span text:style-name="T132">.println(</text:span><text:span text:style-name="T133">"TEST stringToInt STRING NON VALIDE : "<text:s/></text:span><text:span text:style-name="T134">+ (Arrays.</text:span><text:span text:style-name="T135">equals</text:span><text:span text:style-name="T136">(</text:span><text:span text:style-name="T137">stringToInt</text:span><text:span text:style-name="T138">(</text:span><text:span text:style-name="T139">new<text:s/></text:span><text:span text:style-name="T140">String[]{</text:span><text:span text:style-name="T141">"34"</text:span><text:span text:style-name="T142">,<text:s/></text:span><text:span text:style-name="T143">"e"</text:span><text:span text:style-name="T144">,<text:s/></text:span><text:span text:style-name="T145">"50342"</text:span><text:span text:style-name="T146">}),<text:s/></text:span><text:span text:style-name="T147">new</text:span><text:span text:style-name="T148"><text:s/>int</text:span><text:span text:style-name="T149">[]{</text:span><text:span text:style-name="T150">34</text:span><text:span text:style-name="T151">,<text:s/></text:span><text:span text:style-name="T152">0</text:span><text:span text:style-name="T153">,<text:s/></text:span><text:span text:style-name="T154">50342</text:span><text:span text:style-name="T155">}) ?<text:s/></text:span><text:span text:style-name="T156">"OK"<text:s/></text:span><text:span text:style-name="T157">:<text:s/></text:span><text:span text:style-name="T158">"FAIL"</text:span><text:span text:style-name="T159">));</text:span><text:span text:style-name="T160"><text:line-break/></text:span><text:span text:style-name="T161">}</text:span></text:p>
      <text:p text:style-name="P162"/>
      <text:p text:style-name="P163"/>
      <text:p text:style-name="P164">3. Ajoutez une méthode de classe affichant le contenu d’un tableau d’entiers passé en paramètres.</text:p>
      <text:p text:style-name="P165"/>
      <text:p text:style-name="P166">#2.3.1 méthode ajoutée</text:p>
      <text:p text:style-name="P167"><text:span text:style-name="T168">public static void<text:s/></text:span><text:span text:style-name="T169">printTab</text:span><text:span text:style-name="T170">(</text:span><text:span text:style-name="T171">int</text:span><text:span text:style-name="T172">[] tab) {</text:span><text:span text:style-name="T173"><text:line-break/></text:span><text:span text:style-name="T174"><text:s text:c="4"/>java.lang.StringBuilder p =<text:s/></text:span><text:span text:style-name="T175">new<text:s/></text:span><text:span text:style-name="T176">StringBuilde</text:span><text:span text:style-name="T177">r();</text:span><text:span text:style-name="T178"><text:line-break/></text:span><text:span text:style-name="T179"><text:s text:c="4"/>p.append(</text:span><text:span text:style-name="T180">"["</text:span><text:span text:style-name="T181">);</text:span><text:span text:style-name="T182"><text:line-break/></text:span><text:span text:style-name="T183"><text:s text:c="4"/></text:span><text:span text:style-name="T184">for<text:s/></text:span><text:span text:style-name="T185">(</text:span><text:span text:style-name="T186">int<text:s/></text:span><text:span text:style-name="T187">i=</text:span><text:span text:style-name="T188">0</text:span><text:span text:style-name="T189">; i&lt;tab.</text:span><text:span text:style-name="T190">length</text:span><text:span text:style-name="T191">; i++) {</text:span><text:span text:style-name="T192"><text:line-break/></text:span><text:span text:style-name="T193"><text:s text:c="8"/>p.append(tab[i]);</text:span><text:span text:style-name="T194"><text:line-break/></text:span><text:span text:style-name="T195"><text:s text:c="8"/></text:span><text:span text:style-name="T196">if<text:s/></text:span><text:span text:style-name="T197">(i!=tab.</text:span><text:span text:style-name="T198">length</text:span><text:span text:style-name="T199">-</text:span><text:span text:style-name="T200">1</text:span><text:span text:style-name="T201">) p.append(</text:span><text:span text:style-name="T202">","</text:span><text:span text:style-name="T203">);</text:span><text:span text:style-name="T204"><text:line-break/></text:span><text:span text:style-name="T205"><text:s text:c="4"/>}</text:span><text:span text:style-name="T206"><text:line-break/></text:span><text:span text:style-name="T207"><text:s text:c="4"/>p.append(</text:span><text:span text:style-name="T208">"]"</text:span><text:span text:style-name="T209">);</text:span><text:span text:style-name="T210"><text:line-break/></text:span><text:span text:style-name="T211"><text:s text:c="4"/>System.</text:span><text:span text:style-name="T212">out</text:span><text:span text:style-name="T213">.println(p);</text:span><text:span text:style-name="T214"><text:line-break/></text:span><text:span text:style-name="T215">}</text:span></text:p>
      <text:p text:style-name="P216"/>
      <text:p text:style-name="P217">#2.3.2 Que se passe-t-il au niveau de la machine virtuelle en cas de<text:s/>dépassement de lecture des éléments d’un tableau, par exemple dans la méthode précédente ? Pourquoi ceci n’a-t-il pas mené à une erreur de compilation ? Peut-on, et doit-on, pouvoir récupérer d’une telle erreur ?</text:p>
      <text:p text:style-name="P218">Elle vérifie les bornes a l’exécution et lève une exception (ArrayIndexOutOfBoundsException), le compilateur ne connaissant pas les indices a l’avance, il n’y a pas d’erreur de compilation. On peut recuperer une telle erreur en attrappant l’exception (avec try catch), mais c’est probablement un bug qui doit être corrigé plutôt qu’attrapé</text:p>
      <text:p text:style-name="P219"/>
      <text:p text:style-name="P220"/>
      <text:p text:style-name="P221"/>
      <text:p text:style-name="P222">4. Ajoutez une méthode à la classe<text:s/>retournant la valeur maximale des valeurs d’un tableau d’entiers passé en paramètre. Pensez à une valeur adaptée dans le cas d'un tableau vide.</text:p>
      <text:p text:style-name="P223"/>
      <text:p text:style-name="P224">#2.4.1 méthode ajoutée</text:p>
      <text:p text:style-name="P225"><text:span text:style-name="T226">public static int<text:s/></text:span><text:span text:style-name="T227">max</text:span><text:span text:style-name="T228">(</text:span><text:span text:style-name="T229">int</text:span><text:span text:style-name="T230">[] tab) {</text:span><text:span text:style-name="T231"><text:line-break/></text:span><text:span text:style-name="T232"><text:s text:c="4"/></text:span><text:span text:style-name="T233">if<text:s/></text:span><text:span text:style-name="T234">(tab.</text:span><text:span text:style-name="T235">length</text:span><text:span text:style-name="T236">==</text:span><text:span text:style-name="T237">0</text:span><text:span text:style-name="T238">)<text:s/></text:span><text:span text:style-name="T239">return<text:s/></text:span><text:span text:style-name="T240">Integer.</text:span><text:span text:style-name="T241">MIN_VALUE</text:span><text:span text:style-name="T242">;<text:s/></text:span><text:span text:style-name="T243">// S</text:span><text:span text:style-name="T244">i tableau vide, renvoie valeur minimum d'un entier, pour ne pas fausser les comparaisons</text:span><text:span text:style-name="T245"><text:line-break/></text:span><text:span text:style-name="T246"><text:s text:c="4"/></text:span><text:span text:style-name="T247">int<text:s/></text:span><text:span text:style-name="T248">max = tab[</text:span><text:span text:style-name="T249">0</text:span><text:span text:style-name="T250">];</text:span><text:span text:style-name="T251"><text:line-break/></text:span><text:span text:style-name="T252"><text:s text:c="4"/></text:span><text:span text:style-name="T253">for<text:s/></text:span><text:span text:style-name="T254">(</text:span><text:span text:style-name="T255">int<text:s/></text:span><text:span text:style-name="T256">i=</text:span><text:span text:style-name="T257">0</text:span><text:span text:style-name="T258">; i&lt;tab.</text:span><text:span text:style-name="T259">length</text:span><text:span text:style-name="T260">; i++) {</text:span><text:span text:style-name="T261"><text:line-break/></text:span><text:span text:style-name="T262"><text:s text:c="8"/></text:span><text:span text:style-name="T263">if<text:s/></text:span><text:span text:style-name="T264">(tab[i]&gt;max) max = tab[i];</text:span><text:span text:style-name="T265"><text:line-break/></text:span><text:span text:style-name="T266"><text:s text:c="4"/>}</text:span><text:span text:style-name="T267"><text:line-break/></text:span><text:span text:style-name="T268"><text:s text:c="4"/></text:span><text:span text:style-name="T269">return<text:s/></text:span><text:span text:style-name="T270">max;</text:span><text:span text:style-name="T271"><text:line-break/></text:span><text:span text:style-name="T272">}</text:span></text:p>
      <text:p text:style-name="P273"/>
      <text:p text:style-name="P274">#2.4.2 test de la méthode ajoutée</text:p>
      <text:p text:style-name="P275">Test dans<text:s/>le main :</text:p>
      <text:p text:style-name="P276"><text:span text:style-name="T277">// TEST max</text:span><text:span text:style-name="T278"><text:line-break/></text:span><text:span text:style-name="T279">System.</text:span><text:span text:style-name="T280">out</text:span><text:span text:style-name="T281">.println(</text:span><text:span text:style-name="T282">"TEST max : "<text:s/></text:span><text:span text:style-name="T283">+ (</text:span><text:span text:style-name="T284">max</text:span><text:span text:style-name="T285">(</text:span><text:span text:style-name="T286">new int</text:span><text:span text:style-name="T287">[]{</text:span><text:span text:style-name="T288">34</text:span><text:span text:style-name="T289">,<text:s/></text:span><text:span text:style-name="T290">4</text:span><text:span text:style-name="T291">,<text:s/></text:span><text:span text:style-name="T292">50342</text:span><text:span text:style-name="T293">}) ==<text:s/></text:span><text:span text:style-name="T294">50342<text:s/></text:span><text:span text:style-name="T295">?<text:s/></text:span><text:span text:style-name="T296">"OK"<text:s/></text:span><text:span text:style-name="T297">:<text:s/></text:span><text:span text:style-name="T298">"FAIL"</text:span><text:span text:style-name="T299">));</text:span><text:span text:style-name="T300"><text:line-break/></text:span><text:span text:style-name="T301">System.</text:span><text:span text:style-name="T302">out</text:span><text:span text:style-name="T303">.println(</text:span><text:span text:style-name="T304">"TEST max TABLEAU VIDE : "<text:s/></text:span><text:span text:style-name="T305">+ (</text:span><text:span text:style-name="T306">max</text:span><text:span text:style-name="T307">(</text:span><text:span text:style-name="T308">new int</text:span><text:span text:style-name="T309">[]{}) == Integer.</text:span><text:span text:style-name="T310">MIN_VALUE<text:s/></text:span><text:span text:style-name="T311">?<text:s/></text:span><text:span text:style-name="T312">"OK"<text:s/></text:span><text:span text:style-name="T313">:<text:s/></text:span><text:span text:style-name="T314">"FAIL"</text:span><text:span text:style-name="T315">));</text:span></text:p>
      <text:p text:style-name="P316">Resultat :</text:p>
      <text:p text:style-name="P317">TEST max : OK</text:p>
      <text:p text:style-name="P318">TEST max<text:s/>TABLEAU VIDE : OK</text:p>
      <text:p text:style-name="P319"/>
      <text:p text:style-name="P320"/>
      <text:p text:style-name="P321">5. On souhaite ajouter une méthode de classe qui permettrait d’échanger la valeur minimale d’un premier tableau d’entiers transmis en paramètre avec la valeur maximale d’un second tableau d’entiers.</text:p>
      <text:p text:style-name="P322"/>
      <text:p text:style-name="P323">#2.5.1 méthode ajoutée si cela est possible</text:p>
      <text:soft-page-break/>
      <text:p text:style-name="P324"><text:span text:style-name="T325">public static void<text:s/></text:span><text:span text:style-name="T326">minToMax</text:span><text:span text:style-name="T327">(</text:span><text:span text:style-name="T328">int</text:span><text:span text:style-name="T329">[] tabMin,<text:s/></text:span><text:span text:style-name="T330">int</text:span><text:span text:style-name="T331">[] tabMax) {<text:s/></text:span><text:span text:style-name="T332">// Echange min de tabMin avec max de tabMax</text:span><text:span text:style-name="T333"><text:line-break/><text:s text:c="4"/></text:span><text:span text:style-name="T334">int<text:s/></text:span><text:span text:style-name="T335">minimum =<text:s/></text:span><text:span text:style-name="T336">min</text:span><text:span text:style-name="T337">(tabMin);</text:span><text:span text:style-name="T338"><text:line-break/><text:s text:c="4"/></text:span><text:span text:style-name="T339">for<text:s/></text:span><text:span text:style-name="T340">(</text:span><text:span text:style-name="T341">int<text:s/></text:span><text:span text:style-name="T342">i=</text:span><text:span text:style-name="T343">0</text:span><text:span text:style-name="T344">; i&lt;tabMin.</text:span><text:span text:style-name="T345">length</text:span><text:span text:style-name="T346">; i++) {</text:span><text:span text:style-name="T347"><text:line-break/><text:s text:c="8"/></text:span><text:span text:style-name="T348">if<text:s/></text:span><text:span text:style-name="T349">(tabMin[i]==minimum) tabMin[i]=</text:span><text:span text:style-name="T350">max</text:span><text:span text:style-name="T351">(tabMax);</text:span><text:span text:style-name="T352"><text:line-break/><text:s text:c="4"/>}</text:span><text:span text:style-name="T353"><text:line-break/>}</text:span></text:p>
      <text:p text:style-name="P354"/>
      <text:p text:style-name="P355">#2.5.2 test<text:s/>de la méthode ajoutée</text:p>
      <text:p text:style-name="P356">Test dans le main :</text:p>
      <text:p text:style-name="P357"><text:span text:style-name="T358">// TEST minToMax</text:span><text:span text:style-name="T359"><text:line-break/></text:span><text:span text:style-name="T360">int</text:span><text:span text:style-name="T361">[] tabMin =<text:s/></text:span><text:span text:style-name="T362">new int</text:span><text:span text:style-name="T363">[]{</text:span><text:span text:style-name="T364">34</text:span><text:span text:style-name="T365">,<text:s/></text:span><text:span text:style-name="T366">4</text:span><text:span text:style-name="T367">,<text:s/></text:span><text:span text:style-name="T368">50342</text:span><text:span text:style-name="T369">};</text:span><text:span text:style-name="T370"><text:line-break/></text:span><text:span text:style-name="T371">int</text:span><text:span text:style-name="T372">[] tabMax =<text:s/></text:span><text:span text:style-name="T373">new int</text:span><text:span text:style-name="T374">[]{</text:span><text:span text:style-name="T375">459</text:span><text:span text:style-name="T376">,<text:s/></text:span><text:span text:style-name="T377">35</text:span><text:span text:style-name="T378">,<text:s/></text:span><text:span text:style-name="T379">143</text:span><text:span text:style-name="T380">};</text:span><text:span text:style-name="T381"><text:line-break/></text:span><text:span text:style-name="T382">minToMax</text:span><text:span text:style-name="T383">(tabMin,tabMax);</text:span><text:span text:style-name="T384"><text:line-break/></text:span><text:span text:style-name="T385">System.</text:span><text:span text:style-name="T386">out</text:span><text:span text:style-name="T387">.println(</text:span><text:span text:style-name="T388">"TEST minToMax : "<text:s/></text:span><text:span text:style-name="T389">+ (Arrays.</text:span><text:span text:style-name="T390">equals</text:span><text:span text:style-name="T391">(tabMin,<text:s/></text:span><text:span text:style-name="T392">new int</text:span><text:span text:style-name="T393">[]{</text:span><text:span text:style-name="T394">34</text:span><text:span text:style-name="T395">,<text:s/></text:span><text:span text:style-name="T396">459</text:span><text:span text:style-name="T397">,<text:s/></text:span><text:span text:style-name="T398">50342</text:span><text:span text:style-name="T399">}) ?<text:s/></text:span><text:span text:style-name="T400">"OK"<text:s/></text:span><text:span text:style-name="T401">:<text:s/></text:span><text:span text:style-name="T402">"FAIL"</text:span><text:span text:style-name="T403">));</text:span></text:p>
      <text:p text:style-name="P404">Resultat :</text:p>
      <text:p text:style-name="P405">TEST minToMax : OK</text:p>
      <text:p text:style-name="P406"/>
      <text:p text:style-name="P407"/>
      <text:p text:style-name="P408"/>
      <text:p text:style-name="P409">6. On souhaite maintenant ajouter une méthode de classe qui retourne la somme des entiers transmis en acceptant un nombre quelconque d’entiers directement en paramètres de la méthode.</text:p>
      <text:p text:style-name="P410"/>
      <text:p text:style-name="P411">#2.6.1 méthode<text:s/>ajoutée si cela est possible</text:p>
      <text:p text:style-name="P412"><text:span text:style-name="T413">public static int<text:s/></text:span><text:span text:style-name="T414">sumItems</text:span><text:span text:style-name="T415">(</text:span><text:span text:style-name="T416">int</text:span><text:span text:style-name="T417">... items) {<text:s/></text:span><text:span text:style-name="T418">// Retourne la somme de tout les elements passées en paramètre</text:span><text:span text:style-name="T419"><text:line-break/></text:span><text:span text:style-name="T420"><text:s text:c="4"/></text:span><text:span text:style-name="T421">int<text:s/></text:span><text:span text:style-name="T422">sum =<text:s/></text:span><text:span text:style-name="T423">0</text:span><text:span text:style-name="T424">;</text:span><text:span text:style-name="T425"><text:line-break/></text:span><text:span text:style-name="T426"><text:s text:c="4"/></text:span><text:span text:style-name="T427">for<text:s/></text:span><text:span text:style-name="T428">(</text:span><text:span text:style-name="T429">int<text:s/></text:span><text:span text:style-name="T430">item : items) {</text:span><text:span text:style-name="T431"><text:line-break/></text:span><text:span text:style-name="T432"><text:s text:c="8"/>sum += item;</text:span><text:span text:style-name="T433"><text:line-break/></text:span><text:span text:style-name="T434"><text:s text:c="4"/>}</text:span><text:span text:style-name="T435"><text:line-break/></text:span><text:span text:style-name="T436"><text:s text:c="4"/></text:span><text:span text:style-name="T437">return<text:s/></text:span><text:span text:style-name="T438">sum;</text:span><text:span text:style-name="T439"><text:line-break/></text:span><text:span text:style-name="T440">}</text:span></text:p>
      <text:p text:style-name="P441"/>
      <text:p text:style-name="P442">#2.6.2 test de la méthode ajoutée</text:p>
      <text:p text:style-name="P443">Test dans le main :</text:p>
      <text:p text:style-name="P444"><text:span text:style-name="T445">// TEST sum</text:span><text:span text:style-name="T446"><text:line-break/></text:span><text:span text:style-name="T447">System.</text:span><text:span text:style-name="T448">out</text:span><text:span text:style-name="T449">.println(</text:span><text:span text:style-name="T450">"TEST sumItems : "<text:s/></text:span><text:span text:style-name="T451">+ (</text:span><text:span text:style-name="T452">sumItems</text:span><text:span text:style-name="T453">(</text:span><text:span text:style-name="T454">4</text:span><text:span text:style-name="T455">,</text:span><text:span text:style-name="T456">3</text:span><text:span text:style-name="T457">,</text:span><text:span text:style-name="T458">3</text:span><text:span text:style-name="T459">,</text:span><text:span text:style-name="T460">95</text:span><text:span text:style-name="T461">,</text:span><text:span text:style-name="T462">39481</text:span><text:span text:style-name="T463">)==</text:span><text:span text:style-name="T464">4</text:span><text:span text:style-name="T465">+</text:span><text:span text:style-name="T466">3</text:span><text:span text:style-name="T467">+</text:span><text:span text:style-name="T468">3</text:span><text:span text:style-name="T469">+</text:span><text:span text:style-name="T470">95</text:span><text:span text:style-name="T471">+</text:span><text:span text:style-name="T472">39481<text:s/></text:span><text:span text:style-name="T473">?<text:s/></text:span><text:span text:style-name="T474">"OK"<text:s/></text:span><text:span text:style-name="T475">:<text:s/></text:span><text:span text:style-name="T476">"FAIL"</text:span><text:span text:style-name="T477">));</text:span></text:p>
      <text:p text:style-name="P478">Resultat :</text:p>
      <text:p text:style-name="P479">TEST sumItems : OK</text:p>
      <text:p text:style-name="P480"/>
      <text:p text:style-name="P481"/>
      <text:p text:style-name="P482"><text:span text:style-name="T483">7. Testez votre classe depuis la méthode<text:s/></text:span><text:span text:style-name="T484">main</text:span><text:span text:style-name="T485"><text:s/>d’une nouvelle classe d'un autre package</text:span><text:span text:style-name="T486"><text:s/>de votre choix (en simulant donc l’utilisation de votre classe utilitaire par un code indépendant).</text:span></text:p>
      <text:p text:style-name="P487"/>
      <text:p text:style-name="P488">#2.7.1 code de la classe ajoutée</text:p>
      <text:p text:style-name="P489"><text:span text:style-name="T490">package<text:s/></text:span><text:span text:style-name="T491">test;</text:span><text:span text:style-name="T492"><text:line-break/></text:span><text:span text:style-name="T493"><text:line-break/></text:span><text:span text:style-name="T494">import<text:s/></text:span><text:span text:style-name="T495">util.tabUtil;</text:span><text:span text:style-name="T496"><text:line-break/></text:span><text:span text:style-name="T497"><text:line-break/></text:span><text:span text:style-name="T498">import<text:s/></text:span><text:span text:style-name="T499">java.util.Arrays;</text:span><text:span text:style-name="T500"><text:line-break/></text:span><text:span text:style-name="T501"><text:line-break/></text:span><text:span text:style-name="T502">public class<text:s/></text:span><text:span text:style-name="T503">testUtil {</text:span><text:span text:style-name="T504"><text:line-break/></text:span><text:span text:style-name="T505"><text:s text:c="4"/></text:span><text:span text:style-name="T506">public static void<text:s/></text:span><text:span text:style-name="T507">main</text:span><text:span text:style-name="T508">(String</text:span><text:span text:style-name="T509">[] args) {</text:span><text:span text:style-name="T510"><text:line-break/></text:span><text:span text:style-name="T511"><text:s text:c="8"/></text:span><text:span text:style-name="T512">// TEST stringToInt</text:span><text:span text:style-name="T513"><text:line-break/></text:span><text:span text:style-name="T514"><text:s text:c="8"/></text:span><text:span text:style-name="T515">System.</text:span><text:span text:style-name="T516">out</text:span><text:span text:style-name="T517">.println(</text:span><text:span text:style-name="T518">"TEST stringToInt STRING VALIDE : "<text:s/></text:span><text:span text:style-name="T519">+ (Arrays.</text:span><text:span text:style-name="T520">equals</text:span><text:span text:style-name="T521">(tabUtil.</text:span><text:span text:style-name="T522">stringToInt</text:span><text:span text:style-name="T523">(</text:span><text:span text:style-name="T524">new<text:s/></text:span><text:span text:style-name="T525">String[]{</text:span><text:span text:style-name="T526">"34"</text:span><text:span text:style-name="T527">,<text:s/></text:span><text:span text:style-name="T528">"4"</text:span><text:span text:style-name="T529">,<text:s/></text:span><text:span text:style-name="T530">"50342"</text:span><text:span text:style-name="T531">}),<text:s/></text:span><text:span text:style-name="T532">new int</text:span><text:span text:style-name="T533">[]{</text:span><text:span text:style-name="T534">34</text:span><text:span text:style-name="T535">,<text:s/></text:span><text:soft-page-break/><text:span text:style-name="T536">4</text:span><text:span text:style-name="T537">,<text:s/></text:span><text:span text:style-name="T538">50342</text:span><text:span text:style-name="T539">}) ?<text:s/></text:span><text:span text:style-name="T540">"OK"<text:s/></text:span><text:span text:style-name="T541">:<text:s/></text:span><text:span text:style-name="T542">"FAIL"</text:span><text:span text:style-name="T543">));</text:span><text:span text:style-name="T544"><text:line-break/></text:span><text:span text:style-name="T545"><text:s text:c="8"/>System.</text:span><text:span text:style-name="T546">out</text:span><text:span text:style-name="T547">.println(</text:span><text:span text:style-name="T548">"TEST<text:s/></text:span><text:span text:style-name="T549">stringToInt STRING NON VALIDE : "<text:s/></text:span><text:span text:style-name="T550">+ (Arrays.</text:span><text:span text:style-name="T551">equals</text:span><text:span text:style-name="T552">(tabUtil.</text:span><text:span text:style-name="T553">stringToInt</text:span><text:span text:style-name="T554">(</text:span><text:span text:style-name="T555">new<text:s/></text:span><text:span text:style-name="T556">String[]{</text:span><text:span text:style-name="T557">"34"</text:span><text:span text:style-name="T558">,<text:s/></text:span><text:span text:style-name="T559">"e"</text:span><text:span text:style-name="T560">,<text:s/></text:span><text:span text:style-name="T561">"50342"</text:span><text:span text:style-name="T562">}),<text:s/></text:span><text:span text:style-name="T563">new int</text:span><text:span text:style-name="T564">[]{</text:span><text:span text:style-name="T565">34</text:span><text:span text:style-name="T566">,<text:s/></text:span><text:span text:style-name="T567">0</text:span><text:span text:style-name="T568">,<text:s/></text:span><text:span text:style-name="T569">50342</text:span><text:span text:style-name="T570">}) ?<text:s/></text:span><text:span text:style-name="T571">"OK"<text:s/></text:span><text:span text:style-name="T572">:<text:s/></text:span><text:span text:style-name="T573">"FAIL"</text:span><text:span text:style-name="T574">));</text:span><text:span text:style-name="T575"><text:line-break/></text:span><text:span text:style-name="T576"><text:s text:c="8"/>tabUtil.</text:span><text:span text:style-name="T577">printTab</text:span><text:span text:style-name="T578">(tabUtil.</text:span><text:span text:style-name="T579">stringToInt</text:span><text:span text:style-name="T580">(args));</text:span><text:span text:style-name="T581"><text:line-break/></text:span><text:span text:style-name="T582"><text:line-break/></text:span><text:span text:style-name="T583"><text:line-break/></text:span><text:span text:style-name="T584"><text:s text:c="8"/></text:span><text:span text:style-name="T585">// TEST printTab</text:span><text:span text:style-name="T586"><text:line-break/></text:span><text:span text:style-name="T587"><text:s text:c="8"/></text:span><text:span text:style-name="T588">tabUtil.</text:span><text:span text:style-name="T589">printTab</text:span><text:span text:style-name="T590">(</text:span><text:span text:style-name="T591">new int</text:span><text:span text:style-name="T592">[]{</text:span><text:span text:style-name="T593">2</text:span><text:span text:style-name="T594">,</text:span><text:span text:style-name="T595">4</text:span><text:span text:style-name="T596">,</text:span><text:span text:style-name="T597">3905</text:span><text:span text:style-name="T598">});</text:span><text:span text:style-name="T599"><text:line-break/></text:span><text:span text:style-name="T600"><text:line-break/></text:span><text:span text:style-name="T601"><text:s text:c="8"/></text:span><text:span text:style-name="T602">// TEST max</text:span><text:span text:style-name="T603"><text:line-break/></text:span><text:span text:style-name="T604"><text:s text:c="8"/></text:span><text:span text:style-name="T605">System.</text:span><text:span text:style-name="T606">out</text:span><text:span text:style-name="T607">.println(</text:span><text:span text:style-name="T608">"TEST max : "<text:s/></text:span><text:span text:style-name="T609">+ (tabUtil.</text:span><text:span text:style-name="T610">max</text:span><text:span text:style-name="T611">(</text:span><text:span text:style-name="T612">new int</text:span><text:span text:style-name="T613">[]{</text:span><text:span text:style-name="T614">34</text:span><text:span text:style-name="T615">,<text:s/></text:span><text:span text:style-name="T616">4</text:span><text:span text:style-name="T617">,<text:s/></text:span><text:span text:style-name="T618">50342</text:span><text:span text:style-name="T619">}) ==<text:s/></text:span><text:span text:style-name="T620">50342<text:s/></text:span><text:span text:style-name="T621">?<text:s/></text:span><text:span text:style-name="T622">"OK"<text:s/></text:span><text:span text:style-name="T623">:<text:s/></text:span><text:span text:style-name="T624">"FAIL"</text:span><text:span text:style-name="T625">));</text:span><text:span text:style-name="T626"><text:line-break/></text:span><text:span text:style-name="T627"><text:s text:c="8"/>System.</text:span><text:span text:style-name="T628">out</text:span><text:span text:style-name="T629">.println(</text:span><text:span text:style-name="T630">"TEST max TABLEAU VIDE : "<text:s/></text:span><text:span text:style-name="T631">+ (tabUtil.</text:span><text:span text:style-name="T632">max</text:span><text:span text:style-name="T633">(</text:span><text:span text:style-name="T634">new int</text:span><text:span text:style-name="T635">[]{}) == Integer.</text:span><text:span text:style-name="T636">MIN_VALUE<text:s/></text:span><text:span text:style-name="T637">?</text:span><text:span text:style-name="T638"><text:s/></text:span><text:span text:style-name="T639">"OK"<text:s/></text:span><text:span text:style-name="T640">:<text:s/></text:span><text:span text:style-name="T641">"FAIL"</text:span><text:span text:style-name="T642">));</text:span><text:span text:style-name="T643"><text:line-break/></text:span><text:span text:style-name="T644"><text:line-break/></text:span><text:span text:style-name="T645"><text:s text:c="8"/></text:span><text:span text:style-name="T646">// TEST min</text:span><text:span text:style-name="T647"><text:line-break/></text:span><text:span text:style-name="T648"><text:s text:c="8"/></text:span><text:span text:style-name="T649">System.</text:span><text:span text:style-name="T650">out</text:span><text:span text:style-name="T651">.println(</text:span><text:span text:style-name="T652">"TEST min : "<text:s/></text:span><text:span text:style-name="T653">+ (tabUtil.</text:span><text:span text:style-name="T654">min</text:span><text:span text:style-name="T655">(</text:span><text:span text:style-name="T656">new int</text:span><text:span text:style-name="T657">[]{</text:span><text:span text:style-name="T658">34</text:span><text:span text:style-name="T659">,<text:s/></text:span><text:span text:style-name="T660">4</text:span><text:span text:style-name="T661">,<text:s/></text:span><text:span text:style-name="T662">50342</text:span><text:span text:style-name="T663">}) ==<text:s/></text:span><text:span text:style-name="T664">4<text:s/></text:span><text:span text:style-name="T665">?<text:s/></text:span><text:span text:style-name="T666">"OK"<text:s/></text:span><text:span text:style-name="T667">:<text:s/></text:span><text:span text:style-name="T668">"FAIL"</text:span><text:span text:style-name="T669">));</text:span><text:span text:style-name="T670"><text:line-break/></text:span><text:span text:style-name="T671"><text:s text:c="8"/>System.</text:span><text:span text:style-name="T672">out</text:span><text:span text:style-name="T673">.println(</text:span><text:span text:style-name="T674">"TEST min TABLEAU VIDE : "<text:s/></text:span><text:span text:style-name="T675">+ (tabUtil.</text:span><text:span text:style-name="T676">min</text:span><text:span text:style-name="T677">(</text:span><text:span text:style-name="T678">new int</text:span><text:span text:style-name="T679">[]{}) == Integer.</text:span><text:span text:style-name="T680">MAX_VALUE<text:s/></text:span><text:span text:style-name="T681">?<text:s/></text:span><text:span text:style-name="T682">"OK"<text:s/></text:span><text:span text:style-name="T683">:<text:s/></text:span><text:span text:style-name="T684">"FAIL"</text:span><text:span text:style-name="T685">));</text:span><text:span text:style-name="T686"><text:line-break/></text:span><text:span text:style-name="T687"><text:line-break/></text:span><text:span text:style-name="T688"><text:s text:c="8"/></text:span><text:span text:style-name="T689">// TEST minToMax</text:span><text:span text:style-name="T690"><text:line-break/></text:span><text:span text:style-name="T691"><text:s text:c="8"/></text:span><text:span text:style-name="T692">int</text:span><text:span text:style-name="T693">[] tabMin =<text:s/></text:span><text:span text:style-name="T694">new int</text:span><text:span text:style-name="T695">[]{</text:span><text:span text:style-name="T696">34</text:span><text:span text:style-name="T697">,<text:s/></text:span><text:span text:style-name="T698">4</text:span><text:span text:style-name="T699">,<text:s/></text:span><text:span text:style-name="T700">50342</text:span><text:span text:style-name="T701">};</text:span><text:span text:style-name="T702"><text:line-break/></text:span><text:span text:style-name="T703"><text:s text:c="8"/></text:span><text:span text:style-name="T704">int</text:span><text:span text:style-name="T705">[] tabMax =<text:s/></text:span><text:span text:style-name="T706">new int</text:span><text:span text:style-name="T707">[]{</text:span><text:span text:style-name="T708">459</text:span><text:span text:style-name="T709">,<text:s/></text:span><text:span text:style-name="T710">35</text:span><text:span text:style-name="T711">,<text:s/></text:span><text:span text:style-name="T712">143</text:span><text:span text:style-name="T713">};</text:span><text:span text:style-name="T714"><text:line-break/></text:span><text:span text:style-name="T715"><text:s text:c="8"/>tabUtil.</text:span><text:span text:style-name="T716">minToMax</text:span><text:span text:style-name="T717">(tabMin,tabMax);</text:span><text:span text:style-name="T718"><text:line-break/></text:span><text:span text:style-name="T719"><text:s text:c="8"/>System.</text:span><text:span text:style-name="T720">out</text:span><text:span text:style-name="T721">.println(</text:span><text:span text:style-name="T722">"TEST minToMax : "<text:s/></text:span><text:span text:style-name="T723">+ (Arrays.</text:span><text:span text:style-name="T724">equals</text:span><text:span text:style-name="T725">(tabMin,<text:s/></text:span><text:span text:style-name="T726">new int</text:span><text:span text:style-name="T727">[]{</text:span><text:span text:style-name="T728">34</text:span><text:span text:style-name="T729">,<text:s/></text:span><text:span text:style-name="T730">459</text:span><text:span text:style-name="T731">,<text:s/></text:span><text:span text:style-name="T732">50342</text:span><text:span text:style-name="T733">}) ?<text:s/></text:span><text:span text:style-name="T734">"OK"<text:s/></text:span><text:span text:style-name="T735">:<text:s/></text:span><text:span text:style-name="T736">"FAIL"</text:span><text:span text:style-name="T737">));</text:span><text:span text:style-name="T738"><text:line-break/></text:span><text:span text:style-name="T739"><text:line-break/></text:span><text:span text:style-name="T740"><text:s text:c="8"/></text:span><text:span text:style-name="T741">// TEST sum</text:span><text:span text:style-name="T742"><text:line-break/></text:span><text:span text:style-name="T743"><text:s text:c="8"/></text:span><text:span text:style-name="T744">System.</text:span><text:span text:style-name="T745">out</text:span><text:span text:style-name="T746">.println(</text:span><text:span text:style-name="T747">"TEST sumItems : "<text:s/></text:span><text:span text:style-name="T748">+ (tabUtil.</text:span><text:span text:style-name="T749">sumItems</text:span><text:span text:style-name="T750">(</text:span><text:span text:style-name="T751">4</text:span><text:span text:style-name="T752">,</text:span><text:span text:style-name="T753">3</text:span><text:span text:style-name="T754">,</text:span><text:span text:style-name="T755">3</text:span><text:span text:style-name="T756">,</text:span><text:span text:style-name="T757">95</text:span><text:span text:style-name="T758">,</text:span><text:span text:style-name="T759">39481</text:span><text:span text:style-name="T760">)==</text:span><text:span text:style-name="T761">4</text:span><text:span text:style-name="T762">+</text:span><text:span text:style-name="T763">3</text:span><text:span text:style-name="T764">+</text:span><text:span text:style-name="T765">3</text:span><text:span text:style-name="T766">+</text:span><text:span text:style-name="T767">95</text:span><text:span text:style-name="T768">+</text:span><text:span text:style-name="T769">39481<text:s/></text:span><text:span text:style-name="T770">?<text:s/></text:span><text:span text:style-name="T771">"OK"<text:s/></text:span><text:span text:style-name="T772">:<text:s/></text:span><text:span text:style-name="T773">"FAIL"</text:span><text:span text:style-name="T774">));</text:span><text:span text:style-name="T775"><text:line-break/></text:span><text:span text:style-name="T776"><text:line-break/></text:span><text:span text:style-name="T777"><text:s text:c="4"/>}</text:span><text:span text:style-name="T778"><text:line-break/></text:span><text:span text:style-name="T779">}</text:span></text:p>
      <text:p text:style-name="P7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bin" svg:font-family="Cabin" style:font-family-generic="system" style:font-pitch="variable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5-11-14T10:28:00Z</meta:creation-date>
    <dc:date>2025-11-24T07:54:00Z</dc:date>
    <meta:template xlink:href="Normal.dotm" xlink:type="simple"/>
    <meta:editing-cycles>6</meta:editing-cycles>
    <meta:editing-duration>PT13800S</meta:editing-duration>
    <meta:document-statistic meta:page-count="4" meta:paragraph-count="13" meta:word-count="1049" meta:character-count="6809" meta:row-count="48" meta:non-whitespace-character-count="5773"/>
  </office:meta>
</office:document-meta>
</file>